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1475a2"/>
    </style:style>
    <style:style style:name="P3" style:family="paragraph" style:parent-style-name="Text_20_body">
      <style:text-properties officeooo:rsid="0012d8e3" officeooo:paragraph-rsid="0012d8e3"/>
    </style:style>
    <style:style style:name="P4" style:family="paragraph" style:parent-style-name="Text_20_body">
      <style:text-properties officeooo:rsid="0012d8e3" officeooo:paragraph-rsid="00175dde"/>
    </style:style>
    <style:style style:name="P5" style:family="paragraph" style:parent-style-name="Text_20_body">
      <style:text-properties officeooo:rsid="0018def5" officeooo:paragraph-rsid="0018def5"/>
    </style:style>
    <style:style style:name="P6" style:family="paragraph" style:parent-style-name="Text_20_body">
      <style:text-properties officeooo:rsid="0018def5" officeooo:paragraph-rsid="0040f96b"/>
    </style:style>
    <style:style style:name="P7" style:family="paragraph" style:parent-style-name="Text_20_body">
      <style:text-properties officeooo:rsid="0018def5" officeooo:paragraph-rsid="004dcd12"/>
    </style:style>
    <style:style style:name="P8" style:family="paragraph" style:parent-style-name="Text_20_body">
      <style:text-properties officeooo:rsid="0018def5" officeooo:paragraph-rsid="00614142"/>
    </style:style>
    <style:style style:name="P9" style:family="paragraph" style:parent-style-name="Text_20_body">
      <style:text-properties officeooo:rsid="001b38d0" officeooo:paragraph-rsid="0040f96b"/>
    </style:style>
    <style:style style:name="P10" style:family="paragraph" style:parent-style-name="Text_20_body">
      <style:text-properties officeooo:rsid="001b38d0" officeooo:paragraph-rsid="00614142"/>
    </style:style>
    <style:style style:name="P11" style:family="paragraph" style:parent-style-name="Text_20_body">
      <style:text-properties officeooo:rsid="001baaf4" officeooo:paragraph-rsid="0040f96b"/>
    </style:style>
    <style:style style:name="P12" style:family="paragraph" style:parent-style-name="Text_20_body">
      <style:text-properties officeooo:rsid="001baaf4" officeooo:paragraph-rsid="0041c9f2"/>
    </style:style>
    <style:style style:name="P13" style:family="paragraph" style:parent-style-name="Text_20_body">
      <style:text-properties officeooo:rsid="001baaf4" officeooo:paragraph-rsid="004dcd12"/>
    </style:style>
    <style:style style:name="P14" style:family="paragraph" style:parent-style-name="Text_20_body">
      <style:text-properties officeooo:rsid="001baaf4" officeooo:paragraph-rsid="0056e4c3"/>
    </style:style>
    <style:style style:name="P15" style:family="paragraph" style:parent-style-name="Text_20_body">
      <style:text-properties officeooo:rsid="001baaf4" officeooo:paragraph-rsid="00614142"/>
    </style:style>
    <style:style style:name="P16" style:family="paragraph" style:parent-style-name="Text_20_body">
      <style:text-properties officeooo:rsid="001d779c" officeooo:paragraph-rsid="001d779c"/>
    </style:style>
    <style:style style:name="P17" style:family="paragraph" style:parent-style-name="Text_20_body">
      <style:text-properties officeooo:rsid="0021fb73" officeooo:paragraph-rsid="0021fb73"/>
    </style:style>
    <style:style style:name="P18" style:family="paragraph" style:parent-style-name="Text_20_body">
      <style:text-properties officeooo:rsid="0026c358" officeooo:paragraph-rsid="0040f96b"/>
    </style:style>
    <style:style style:name="P19" style:family="paragraph" style:parent-style-name="Text_20_body">
      <style:text-properties officeooo:rsid="00343a3e" officeooo:paragraph-rsid="00343a3e"/>
    </style:style>
    <style:style style:name="P20" style:family="paragraph" style:parent-style-name="Text_20_body">
      <style:text-properties officeooo:rsid="003c1dd4" officeooo:paragraph-rsid="003c1dd4"/>
    </style:style>
    <style:style style:name="P21" style:family="paragraph" style:parent-style-name="Text_20_body">
      <style:text-properties officeooo:rsid="0035dcb2" officeooo:paragraph-rsid="0040f96b"/>
    </style:style>
    <style:style style:name="P22" style:family="paragraph" style:parent-style-name="Text_20_body">
      <style:text-properties officeooo:rsid="0035dcb2" officeooo:paragraph-rsid="00614142"/>
    </style:style>
    <style:style style:name="P23" style:family="paragraph" style:parent-style-name="Text_20_body">
      <style:text-properties officeooo:rsid="004427c4" officeooo:paragraph-rsid="004427c4"/>
    </style:style>
    <style:style style:name="P24" style:family="paragraph" style:parent-style-name="Text_20_body">
      <style:text-properties officeooo:rsid="00339227" officeooo:paragraph-rsid="00339227"/>
    </style:style>
    <style:style style:name="P25" style:family="paragraph" style:parent-style-name="Text_20_body">
      <style:text-properties officeooo:rsid="00470aa4" officeooo:paragraph-rsid="00470aa4"/>
    </style:style>
    <style:style style:name="P26" style:family="paragraph" style:parent-style-name="Text_20_body">
      <style:text-properties fo:color="#cccccc" officeooo:rsid="0018def5" officeooo:paragraph-rsid="0040f96b"/>
    </style:style>
    <style:style style:name="P27" style:family="paragraph" style:parent-style-name="Text_20_body">
      <style:text-properties fo:color="#cccccc" officeooo:rsid="0018def5" officeooo:paragraph-rsid="004dcd12"/>
    </style:style>
    <style:style style:name="P28" style:family="paragraph" style:parent-style-name="Text_20_body">
      <style:text-properties fo:color="#cccccc" officeooo:rsid="0019a9ee" officeooo:paragraph-rsid="004dcd12"/>
    </style:style>
    <style:style style:name="P29" style:family="paragraph" style:parent-style-name="Text_20_body">
      <style:text-properties fo:color="#cccccc" officeooo:rsid="0026c358" officeooo:paragraph-rsid="004dcd12"/>
    </style:style>
    <style:style style:name="P30" style:family="paragraph" style:parent-style-name="Text_20_body">
      <style:text-properties fo:color="#cccccc" officeooo:rsid="0026c358" officeooo:paragraph-rsid="00614142"/>
    </style:style>
    <style:style style:name="P31" style:family="paragraph" style:parent-style-name="Text_20_body">
      <style:text-properties fo:color="#cccccc" officeooo:rsid="001b38d0" officeooo:paragraph-rsid="004dcd12"/>
    </style:style>
    <style:style style:name="P32" style:family="paragraph" style:parent-style-name="Text_20_body">
      <style:text-properties fo:color="#cccccc" officeooo:rsid="0035dcb2" officeooo:paragraph-rsid="004dcd12"/>
    </style:style>
    <style:style style:name="P33" style:family="paragraph" style:parent-style-name="Text_20_body">
      <style:text-properties officeooo:rsid="00491f2e" officeooo:paragraph-rsid="00491f2e"/>
    </style:style>
    <style:style style:name="P34" style:family="paragraph" style:parent-style-name="Text_20_body">
      <style:text-properties officeooo:rsid="004c566e" officeooo:paragraph-rsid="004cf1c4"/>
    </style:style>
    <style:style style:name="P35" style:family="paragraph" style:parent-style-name="Text_20_body">
      <style:text-properties officeooo:rsid="0019a9ee" officeooo:paragraph-rsid="004dcd12"/>
    </style:style>
    <style:style style:name="P36" style:family="paragraph" style:parent-style-name="Text_20_body">
      <style:text-properties officeooo:rsid="0019a9ee" officeooo:paragraph-rsid="00614142"/>
    </style:style>
    <style:style style:name="P37" style:family="paragraph" style:parent-style-name="Text_20_body">
      <style:text-properties officeooo:rsid="004f1d16" officeooo:paragraph-rsid="004f1d16"/>
    </style:style>
    <style:style style:name="P38" style:family="paragraph" style:parent-style-name="Text_20_body">
      <style:text-properties officeooo:rsid="005311df" officeooo:paragraph-rsid="005311df"/>
    </style:style>
    <style:style style:name="P39" style:family="paragraph" style:parent-style-name="Text_20_body">
      <style:text-properties officeooo:rsid="005311df" officeooo:paragraph-rsid="005b03f1"/>
    </style:style>
    <style:style style:name="P40" style:family="paragraph" style:parent-style-name="Text_20_body">
      <style:text-properties officeooo:rsid="005311df" officeooo:paragraph-rsid="005ffef9"/>
    </style:style>
    <style:style style:name="P41" style:family="paragraph" style:parent-style-name="Text_20_body">
      <style:text-properties officeooo:rsid="007ccb9e" officeooo:paragraph-rsid="0054f8b2"/>
    </style:style>
    <style:style style:name="P42" style:family="paragraph" style:parent-style-name="Text_20_body">
      <style:text-properties officeooo:rsid="00764989" officeooo:paragraph-rsid="0054f8b2"/>
    </style:style>
    <style:style style:name="P43" style:family="paragraph" style:parent-style-name="Text_20_body">
      <style:text-properties officeooo:rsid="00764989" officeooo:paragraph-rsid="0059c761"/>
    </style:style>
    <style:style style:name="P44" style:family="paragraph" style:parent-style-name="Text_20_body">
      <style:text-properties officeooo:rsid="0078ac2e" officeooo:paragraph-rsid="0054f8b2"/>
    </style:style>
    <style:style style:name="P45" style:family="paragraph" style:parent-style-name="Text_20_body">
      <style:text-properties officeooo:rsid="007a149f" officeooo:paragraph-rsid="0054f8b2"/>
    </style:style>
    <style:style style:name="P46" style:family="paragraph" style:parent-style-name="Text_20_body">
      <style:text-properties officeooo:rsid="0055a479" officeooo:paragraph-rsid="0055a479"/>
    </style:style>
    <style:style style:name="P47" style:family="paragraph" style:parent-style-name="Text_20_body">
      <style:text-properties officeooo:rsid="0056e4c3" officeooo:paragraph-rsid="0056e4c3"/>
    </style:style>
    <style:style style:name="P48" style:family="paragraph" style:parent-style-name="Text_20_body">
      <style:text-properties officeooo:rsid="0057312d" officeooo:paragraph-rsid="0057312d"/>
    </style:style>
    <style:style style:name="P49" style:family="paragraph" style:parent-style-name="Text_20_body">
      <style:text-properties officeooo:paragraph-rsid="0055a479"/>
    </style:style>
    <style:style style:name="P50" style:family="paragraph" style:parent-style-name="Text_20_body">
      <style:text-properties officeooo:rsid="00734a4d" officeooo:paragraph-rsid="00614142"/>
    </style:style>
    <style:style style:name="P51" style:family="paragraph" style:parent-style-name="Text_20_body">
      <style:text-properties officeooo:rsid="0061fe90" officeooo:paragraph-rsid="005ffef9"/>
    </style:style>
    <style:style style:name="P52" style:family="paragraph" style:parent-style-name="Text_20_body">
      <style:text-properties officeooo:rsid="00511b37" officeooo:paragraph-rsid="005ffef9"/>
    </style:style>
    <style:style style:name="P53" style:family="paragraph" style:parent-style-name="Text_20_body">
      <style:text-properties officeooo:paragraph-rsid="005ffef9"/>
    </style:style>
    <style:style style:name="P54" style:family="paragraph" style:parent-style-name="Text_20_body">
      <style:text-properties officeooo:rsid="005f0a73" officeooo:paragraph-rsid="00614142"/>
    </style:style>
    <style:style style:name="P55" style:family="paragraph" style:parent-style-name="Text_20_body">
      <style:text-properties fo:color="#000000" officeooo:rsid="0018def5" officeooo:paragraph-rsid="00614142"/>
    </style:style>
    <style:style style:name="P56" style:family="paragraph" style:parent-style-name="Text_20_body">
      <style:text-properties officeooo:rsid="005988f6" officeooo:paragraph-rsid="00614142"/>
    </style:style>
    <style:style style:name="P57" style:family="paragraph" style:parent-style-name="Text_20_body">
      <style:text-properties officeooo:rsid="005f8256" officeooo:paragraph-rsid="00614142"/>
    </style:style>
    <style:style style:name="P58" style:family="paragraph" style:parent-style-name="Text_20_body">
      <style:text-properties officeooo:rsid="0072fe74" officeooo:paragraph-rsid="00614142"/>
    </style:style>
    <style:style style:name="P59" style:family="paragraph" style:parent-style-name="Text_20_body">
      <style:text-properties officeooo:paragraph-rsid="00614142"/>
    </style:style>
    <style:style style:name="P60" style:family="paragraph" style:parent-style-name="Text_20_body">
      <style:text-properties officeooo:rsid="006a7238" officeooo:paragraph-rsid="00614142"/>
    </style:style>
    <style:style style:name="P61" style:family="paragraph" style:parent-style-name="Text_20_body">
      <style:text-properties officeooo:rsid="006dbec7" officeooo:paragraph-rsid="00614142"/>
    </style:style>
    <style:style style:name="P62" style:family="paragraph" style:parent-style-name="Text_20_body">
      <style:text-properties officeooo:rsid="0072a546" officeooo:paragraph-rsid="00614142"/>
    </style:style>
    <style:style style:name="P63" style:family="paragraph" style:parent-style-name="Text_20_body">
      <style:text-properties officeooo:rsid="006dfb71" officeooo:paragraph-rsid="00614142"/>
    </style:style>
    <style:style style:name="P64" style:family="paragraph" style:parent-style-name="Text_20_body">
      <style:text-properties officeooo:rsid="00637414" officeooo:paragraph-rsid="00637414"/>
    </style:style>
    <style:style style:name="P65" style:family="paragraph" style:parent-style-name="Text_20_body">
      <style:text-properties officeooo:rsid="00637414" officeooo:paragraph-rsid="00678c6f"/>
    </style:style>
    <style:style style:name="P66" style:family="paragraph" style:parent-style-name="Text_20_body">
      <style:text-properties officeooo:rsid="00637414" officeooo:paragraph-rsid="008e4320"/>
    </style:style>
    <style:style style:name="P67" style:family="paragraph" style:parent-style-name="Text_20_body">
      <style:text-properties officeooo:rsid="00637414" officeooo:paragraph-rsid="008fb948"/>
    </style:style>
    <style:style style:name="P68" style:family="paragraph" style:parent-style-name="Text_20_body">
      <style:text-properties officeooo:rsid="0066fa94" officeooo:paragraph-rsid="0066fa94"/>
    </style:style>
    <style:style style:name="P69" style:family="paragraph" style:parent-style-name="Text_20_body">
      <style:text-properties officeooo:rsid="00671452" officeooo:paragraph-rsid="00671452"/>
    </style:style>
    <style:style style:name="P70" style:family="paragraph" style:parent-style-name="Text_20_body">
      <style:text-properties officeooo:rsid="00678c6f" officeooo:paragraph-rsid="00678c6f"/>
    </style:style>
    <style:style style:name="P71" style:family="paragraph" style:parent-style-name="Text_20_body">
      <style:text-properties officeooo:rsid="00683a07" officeooo:paragraph-rsid="00683a07"/>
    </style:style>
    <style:style style:name="P72" style:family="paragraph" style:parent-style-name="Text_20_body">
      <style:text-properties officeooo:rsid="00686d75" officeooo:paragraph-rsid="00686d75"/>
    </style:style>
    <style:style style:name="P73" style:family="paragraph" style:parent-style-name="Text_20_body">
      <style:text-properties officeooo:rsid="006976fe" officeooo:paragraph-rsid="006976fe"/>
    </style:style>
    <style:style style:name="P74" style:family="paragraph" style:parent-style-name="Text_20_body">
      <style:text-properties officeooo:rsid="00614142" officeooo:paragraph-rsid="00614142"/>
    </style:style>
    <style:style style:name="P75" style:family="paragraph" style:parent-style-name="Text_20_body">
      <style:text-properties officeooo:paragraph-rsid="006acf48"/>
    </style:style>
    <style:style style:name="P76" style:family="paragraph" style:parent-style-name="Text_20_body">
      <style:text-properties officeooo:rsid="006b525b" officeooo:paragraph-rsid="006b525b"/>
    </style:style>
    <style:style style:name="P77" style:family="paragraph" style:parent-style-name="Text_20_body">
      <style:text-properties officeooo:rsid="006b525b" officeooo:paragraph-rsid="006cd857"/>
    </style:style>
    <style:style style:name="P78" style:family="paragraph" style:parent-style-name="Text_20_body">
      <style:text-properties officeooo:rsid="006cd857" officeooo:paragraph-rsid="006cd857"/>
    </style:style>
    <style:style style:name="P79" style:family="paragraph" style:parent-style-name="Text_20_body">
      <style:text-properties officeooo:rsid="007186e5" officeooo:paragraph-rsid="007186e5"/>
    </style:style>
    <style:style style:name="P80" style:family="paragraph" style:parent-style-name="Text_20_body">
      <style:text-properties officeooo:rsid="007186e5" officeooo:paragraph-rsid="0075dc22"/>
    </style:style>
    <style:style style:name="P81" style:family="paragraph" style:parent-style-name="Text_20_body">
      <style:text-properties officeooo:rsid="007186e5" officeooo:paragraph-rsid="0077c07e"/>
    </style:style>
    <style:style style:name="P82" style:family="paragraph" style:parent-style-name="Text_20_body">
      <style:text-properties officeooo:rsid="007186e5" officeooo:paragraph-rsid="0077c4e1"/>
    </style:style>
    <style:style style:name="P83" style:family="paragraph" style:parent-style-name="Text_20_body">
      <style:text-properties officeooo:rsid="0074e632" officeooo:paragraph-rsid="006b525b"/>
    </style:style>
    <style:style style:name="P84" style:family="paragraph" style:parent-style-name="Text_20_body">
      <style:text-properties officeooo:rsid="0074e632" officeooo:paragraph-rsid="007b1b1b"/>
    </style:style>
    <style:style style:name="P85" style:family="paragraph" style:parent-style-name="Text_20_body">
      <style:text-properties officeooo:rsid="007584f2" officeooo:paragraph-rsid="007584f2"/>
    </style:style>
    <style:style style:name="P86" style:family="paragraph" style:parent-style-name="Text_20_body">
      <style:text-properties officeooo:rsid="007584f2" officeooo:paragraph-rsid="0075dc22"/>
    </style:style>
    <style:style style:name="P87" style:family="paragraph" style:parent-style-name="Text_20_body">
      <style:text-properties officeooo:rsid="0077c4e1" officeooo:paragraph-rsid="0077c4e1"/>
    </style:style>
    <style:style style:name="P88" style:family="paragraph" style:parent-style-name="Text_20_body">
      <style:text-properties officeooo:rsid="007975fb" officeooo:paragraph-rsid="007975fb"/>
    </style:style>
    <style:style style:name="P89" style:family="paragraph" style:parent-style-name="Text_20_body">
      <style:text-properties officeooo:rsid="007b1b1b" officeooo:paragraph-rsid="007b1b1b"/>
    </style:style>
    <style:style style:name="P90" style:family="paragraph" style:parent-style-name="Text_20_body">
      <style:text-properties officeooo:rsid="007b1b1b" officeooo:paragraph-rsid="007b2ba8"/>
    </style:style>
    <style:style style:name="P91" style:family="paragraph" style:parent-style-name="Text_20_body">
      <style:text-properties officeooo:paragraph-rsid="007b26b5"/>
    </style:style>
    <style:style style:name="P92" style:family="paragraph" style:parent-style-name="Text_20_body">
      <style:text-properties officeooo:rsid="007b68f8" officeooo:paragraph-rsid="007b68f8"/>
    </style:style>
    <style:style style:name="P93" style:family="paragraph" style:parent-style-name="Text_20_body">
      <style:text-properties officeooo:rsid="007c4131" officeooo:paragraph-rsid="007c4131"/>
    </style:style>
    <style:style style:name="P94" style:family="paragraph" style:parent-style-name="Text_20_body">
      <style:text-properties officeooo:rsid="007c4cdb" officeooo:paragraph-rsid="007c4cdb"/>
    </style:style>
    <style:style style:name="P95" style:family="paragraph" style:parent-style-name="Text_20_body">
      <style:text-properties officeooo:rsid="007cddec" officeooo:paragraph-rsid="007cddec"/>
    </style:style>
    <style:style style:name="P96" style:family="paragraph" style:parent-style-name="Text_20_body">
      <style:text-properties officeooo:rsid="00808f92" officeooo:paragraph-rsid="00808f92"/>
    </style:style>
    <style:style style:name="P97" style:family="paragraph" style:parent-style-name="Text_20_body">
      <style:text-properties officeooo:rsid="0054f8b2" officeooo:paragraph-rsid="0054f8b2"/>
    </style:style>
    <style:style style:name="P98" style:family="paragraph" style:parent-style-name="Text_20_body">
      <style:text-properties officeooo:rsid="008716af" officeooo:paragraph-rsid="008716af"/>
    </style:style>
    <style:style style:name="P99" style:family="paragraph" style:parent-style-name="Text_20_body">
      <style:text-properties officeooo:rsid="006ef494" officeooo:paragraph-rsid="006ef494"/>
    </style:style>
    <style:style style:name="P100" style:family="paragraph" style:parent-style-name="Text_20_body">
      <style:text-properties officeooo:rsid="008a005e" officeooo:paragraph-rsid="008a005e"/>
    </style:style>
    <style:style style:name="P101" style:family="paragraph" style:parent-style-name="Text_20_body">
      <style:text-properties officeooo:rsid="0089da19" officeooo:paragraph-rsid="0089da19"/>
    </style:style>
    <style:style style:name="P102" style:family="paragraph" style:parent-style-name="Text_20_body">
      <style:text-properties officeooo:rsid="0059176a" officeooo:paragraph-rsid="008e4320"/>
    </style:style>
    <style:style style:name="P103" style:family="paragraph" style:parent-style-name="Text_20_body">
      <style:text-properties officeooo:rsid="0062e4cb" officeooo:paragraph-rsid="008e4320"/>
    </style:style>
    <style:style style:name="P104" style:family="paragraph" style:parent-style-name="Text_20_body">
      <style:text-properties officeooo:paragraph-rsid="008e4320"/>
    </style:style>
    <style:style style:name="P105" style:family="paragraph" style:parent-style-name="Text_20_body">
      <style:text-properties officeooo:rsid="00918080" officeooo:paragraph-rsid="00918080"/>
    </style:style>
    <style:style style:name="P106" style:family="paragraph" style:parent-style-name="Text_20_body">
      <style:text-properties officeooo:rsid="008fb948" officeooo:paragraph-rsid="008fb948"/>
    </style:style>
    <style:style style:name="P107" style:family="paragraph" style:parent-style-name="Text_20_body">
      <style:text-properties officeooo:rsid="0095f8b8" officeooo:paragraph-rsid="0095f8b8"/>
    </style:style>
    <style:style style:name="P108" style:family="paragraph" style:parent-style-name="Text_20_body">
      <style:text-properties officeooo:paragraph-rsid="0095f8b8"/>
    </style:style>
    <style:style style:name="P109" style:family="paragraph" style:parent-style-name="Text_20_body">
      <style:text-properties officeooo:rsid="0097a147" officeooo:paragraph-rsid="0097a147"/>
    </style:style>
    <style:style style:name="P110" style:family="paragraph" style:parent-style-name="Text_20_body">
      <style:text-properties officeooo:rsid="00985de7" officeooo:paragraph-rsid="00985de7"/>
    </style:style>
    <style:style style:name="P111" style:family="paragraph" style:parent-style-name="Text_20_body">
      <style:text-properties officeooo:rsid="0099d6a4" officeooo:paragraph-rsid="0099d6a4"/>
    </style:style>
    <style:style style:name="P112" style:family="paragraph" style:parent-style-name="Standard">
      <style:text-properties officeooo:rsid="0054f8b2" officeooo:paragraph-rsid="00614142"/>
    </style:style>
    <style:style style:name="P113" style:family="paragraph" style:parent-style-name="Standard">
      <style:text-properties officeooo:rsid="00637414" officeooo:paragraph-rsid="0066fa94"/>
    </style:style>
    <style:style style:name="P114" style:family="paragraph" style:parent-style-name="Standard">
      <style:text-properties officeooo:rsid="0066fa94" officeooo:paragraph-rsid="0066fa94"/>
    </style:style>
    <style:style style:name="P115" style:family="paragraph" style:parent-style-name="Standard">
      <style:paragraph-properties fo:text-align="justify" style:justify-single-word="false"/>
      <style:text-properties officeooo:rsid="0084793b" officeooo:paragraph-rsid="008aaa8e"/>
    </style:style>
    <style:style style:name="P116" style:family="paragraph" style:parent-style-name="Table_20_Contents">
      <style:paragraph-properties fo:text-align="justify" style:justify-single-word="false"/>
      <style:text-properties officeooo:rsid="007021cb" officeooo:paragraph-rsid="007021cb"/>
    </style:style>
    <style:style style:name="P117" style:family="paragraph" style:parent-style-name="Table_20_Contents">
      <style:paragraph-properties fo:text-align="justify" style:justify-single-word="false"/>
      <style:text-properties officeooo:rsid="00808f92" officeooo:paragraph-rsid="00808f92"/>
    </style:style>
    <style:style style:name="P118" style:family="paragraph" style:parent-style-name="Table_20_Contents">
      <style:paragraph-properties fo:text-align="justify" style:justify-single-word="false"/>
      <style:text-properties officeooo:paragraph-rsid="00817d0c"/>
    </style:style>
    <style:style style:name="P119" style:family="paragraph" style:parent-style-name="Table_20_Contents">
      <style:paragraph-properties fo:text-align="justify" style:justify-single-word="false"/>
      <style:text-properties officeooo:paragraph-rsid="008e4320"/>
    </style:style>
    <style:style style:name="P120" style:family="paragraph" style:parent-style-name="Table_20_Contents">
      <style:paragraph-properties fo:text-align="justify" style:justify-single-word="false"/>
      <style:text-properties officeooo:rsid="00816bb3" officeooo:paragraph-rsid="00816bb3"/>
    </style:style>
    <style:style style:name="P121" style:family="paragraph" style:parent-style-name="Table_20_Contents">
      <style:paragraph-properties fo:text-align="justify" style:justify-single-word="false"/>
      <style:text-properties officeooo:rsid="00816bb3" officeooo:paragraph-rsid="0082806b"/>
    </style:style>
    <style:style style:name="P122" style:family="paragraph" style:parent-style-name="Table_20_Contents">
      <style:paragraph-properties fo:text-align="justify" style:justify-single-word="false"/>
      <style:text-properties officeooo:rsid="00817d0c" officeooo:paragraph-rsid="00817d0c"/>
    </style:style>
    <style:style style:name="P123" style:family="paragraph" style:parent-style-name="Table_20_Contents">
      <style:paragraph-properties fo:text-align="justify" style:justify-single-word="false"/>
      <style:text-properties officeooo:rsid="0082806b" officeooo:paragraph-rsid="0082806b"/>
    </style:style>
    <style:style style:name="P124" style:family="paragraph" style:parent-style-name="Table_20_Contents">
      <style:paragraph-properties fo:text-align="justify" style:justify-single-word="false"/>
      <style:text-properties officeooo:rsid="0084793b" officeooo:paragraph-rsid="0084793b"/>
    </style:style>
    <style:style style:name="P125" style:family="paragraph" style:parent-style-name="Table_20_Contents">
      <style:paragraph-properties fo:text-align="justify" style:justify-single-word="false"/>
      <style:text-properties officeooo:rsid="0084793b" officeooo:paragraph-rsid="008aaa8e"/>
    </style:style>
    <style:style style:name="P126" style:family="paragraph" style:parent-style-name="Table_20_Contents">
      <style:paragraph-properties fo:text-align="justify" style:justify-single-word="false"/>
      <style:text-properties officeooo:rsid="0085577a" officeooo:paragraph-rsid="008aaa8e"/>
    </style:style>
    <style:style style:name="P127" style:family="paragraph" style:parent-style-name="Table_20_Contents">
      <style:paragraph-properties fo:text-align="justify" style:justify-single-word="false"/>
      <style:text-properties officeooo:rsid="0086ec0a" officeooo:paragraph-rsid="0086ec0a"/>
    </style:style>
    <style:style style:name="P128" style:family="paragraph" style:parent-style-name="Table_20_Contents">
      <style:paragraph-properties fo:text-align="justify" style:justify-single-word="false"/>
      <style:text-properties officeooo:rsid="0086ec0a" officeooo:paragraph-rsid="008aaa8e"/>
    </style:style>
    <style:style style:name="P129" style:family="paragraph" style:parent-style-name="Table_20_Contents">
      <style:paragraph-properties fo:text-align="justify" style:justify-single-word="false"/>
      <style:text-properties officeooo:rsid="0087e290" officeooo:paragraph-rsid="0087e290"/>
    </style:style>
    <style:style style:name="P130" style:family="paragraph" style:parent-style-name="Table_20_Contents">
      <style:paragraph-properties fo:text-align="justify" style:justify-single-word="false"/>
      <style:text-properties officeooo:rsid="0087e290" officeooo:paragraph-rsid="008aaa8e"/>
    </style:style>
    <style:style style:name="P131" style:family="paragraph" style:parent-style-name="Table_20_Contents">
      <style:paragraph-properties fo:text-align="justify" style:justify-single-word="false"/>
      <style:text-properties officeooo:rsid="008aaa8e" officeooo:paragraph-rsid="008aaa8e"/>
    </style:style>
    <style:style style:name="P132" style:family="paragraph" style:parent-style-name="Table_20_Contents">
      <style:paragraph-properties fo:text-align="justify" style:justify-single-word="false"/>
      <style:text-properties officeooo:rsid="008a005e" officeooo:paragraph-rsid="008aaa8e"/>
    </style:style>
    <style:style style:name="P133" style:family="paragraph" style:parent-style-name="Table_20_Contents">
      <style:paragraph-properties fo:text-align="justify" style:justify-single-word="false"/>
      <style:text-properties officeooo:rsid="00637414" officeooo:paragraph-rsid="008e4320"/>
    </style:style>
    <style:style style:name="P134" style:family="paragraph" style:parent-style-name="Table_20_Contents">
      <style:paragraph-properties fo:text-align="justify" style:justify-single-word="false"/>
      <style:text-properties officeooo:rsid="005311df" officeooo:paragraph-rsid="008e4320"/>
    </style:style>
    <style:style style:name="P135" style:family="paragraph" style:parent-style-name="Table_20_Contents">
      <style:paragraph-properties fo:text-align="justify" style:justify-single-word="false"/>
      <style:text-properties officeooo:rsid="00c0c8b6" officeooo:paragraph-rsid="0095db76"/>
    </style:style>
    <style:style style:name="P136" style:family="paragraph" style:parent-style-name="Text_20_body">
      <style:paragraph-properties fo:margin-top="0cm" fo:margin-bottom="0cm" loext:contextual-spacing="false"/>
    </style:style>
    <style:style style:name="P137" style:family="paragraph" style:parent-style-name="Text_20_body">
      <style:paragraph-properties fo:margin-top="0cm" fo:margin-bottom="0cm" loext:contextual-spacing="false"/>
      <style:text-properties officeooo:rsid="0097a147" officeooo:paragraph-rsid="0097a147"/>
    </style:style>
    <style:style style:name="P138" style:family="paragraph" style:parent-style-name="Contents_20_2">
      <style:paragraph-properties>
        <style:tab-stops>
          <style:tab-stop style:position="16.499cm" style:type="right" style:leader-style="dotted" style:leader-text="."/>
        </style:tab-stops>
      </style:paragraph-properties>
    </style:style>
    <style:style style:name="P139" style:family="paragraph" style:parent-style-name="Contents_20_4">
      <style:paragraph-properties>
        <style:tab-stops>
          <style:tab-stop style:position="15.501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P141" style:family="paragraph" style:parent-style-name="Contents_20_1">
      <style:paragraph-properties>
        <style:tab-stops>
          <style:tab-stop style:position="16.999cm" style:type="right" style:leader-style="dotted" style:leader-text="."/>
        </style:tab-stops>
      </style:paragraph-properties>
    </style:style>
    <style:style style:name="P142" style:family="paragraph" style:parent-style-name="Heading_20_1">
      <style:paragraph-properties fo:text-align="center" style:justify-single-word="false"/>
    </style:style>
    <style:style style:name="P143" style:family="paragraph" style:parent-style-name="Heading_20_3">
      <style:text-properties officeooo:rsid="0059c761" officeooo:paragraph-rsid="0059c761"/>
    </style:style>
    <style:style style:name="P144" style:family="paragraph" style:parent-style-name="Heading_20_2">
      <style:text-properties officeooo:rsid="0010ebd4" officeooo:paragraph-rsid="0010ebd4"/>
    </style:style>
    <style:style style:name="P145" style:family="paragraph" style:parent-style-name="Heading_20_2">
      <style:text-properties officeooo:paragraph-rsid="004f1d16"/>
    </style:style>
    <style:style style:name="P146" style:family="paragraph" style:parent-style-name="Heading_20_2">
      <style:text-properties officeooo:paragraph-rsid="0054f8b2"/>
    </style:style>
    <style:style style:name="P147" style:family="paragraph" style:parent-style-name="Text_20_body" style:list-style-name="L1">
      <style:text-properties officeooo:rsid="00175dde" officeooo:paragraph-rsid="004c0986"/>
    </style:style>
    <style:style style:name="P148" style:family="paragraph" style:parent-style-name="Text_20_body" style:list-style-name="L1">
      <style:text-properties officeooo:rsid="00175dde" officeooo:paragraph-rsid="00175dde"/>
    </style:style>
    <style:style style:name="P149" style:family="paragraph" style:parent-style-name="Text_20_body" style:list-style-name="L2">
      <style:text-properties officeooo:paragraph-rsid="0021fb73"/>
    </style:style>
    <style:style style:name="P150" style:family="paragraph" style:parent-style-name="Text_20_body" style:list-style-name="L3">
      <style:text-properties officeooo:rsid="001baaf4" officeooo:paragraph-rsid="0040f96b"/>
    </style:style>
    <style:style style:name="P151" style:family="paragraph" style:parent-style-name="Text_20_body" style:list-style-name="L3">
      <style:text-properties officeooo:rsid="001baaf4" officeooo:paragraph-rsid="004dcd12"/>
    </style:style>
    <style:style style:name="P152" style:family="paragraph" style:parent-style-name="Text_20_body" style:list-style-name="L4">
      <style:text-properties officeooo:rsid="001baaf4" officeooo:paragraph-rsid="00491f2e"/>
    </style:style>
    <style:style style:name="P153" style:family="paragraph" style:parent-style-name="Text_20_body" style:list-style-name="L4">
      <style:text-properties officeooo:rsid="001baaf4" officeooo:paragraph-rsid="004a880a"/>
    </style:style>
    <style:style style:name="P154" style:family="paragraph" style:parent-style-name="Text_20_body" style:list-style-name="L6">
      <style:text-properties officeooo:rsid="001baaf4" officeooo:paragraph-rsid="00614142"/>
    </style:style>
    <style:style style:name="P155" style:family="paragraph" style:parent-style-name="Text_20_body" style:list-style-name="L4">
      <style:text-properties officeooo:rsid="004c566e" officeooo:paragraph-rsid="004c0986"/>
    </style:style>
    <style:style style:name="P156" style:family="paragraph" style:parent-style-name="Text_20_body" style:list-style-name="L4">
      <style:text-properties officeooo:rsid="004c566e" officeooo:paragraph-rsid="004cf1c4"/>
    </style:style>
    <style:style style:name="P157" style:family="paragraph" style:parent-style-name="Text_20_body" style:list-style-name="L4">
      <style:text-properties officeooo:rsid="004c566e" officeooo:paragraph-rsid="004efb8b"/>
    </style:style>
    <style:style style:name="P158" style:family="paragraph" style:parent-style-name="Text_20_body" style:list-style-name="L4">
      <style:text-properties officeooo:rsid="004c566e" officeooo:paragraph-rsid="006daca3"/>
    </style:style>
    <style:style style:name="P159" style:family="paragraph" style:parent-style-name="Text_20_body" style:list-style-name="L5">
      <style:text-properties officeooo:rsid="00502b71" officeooo:paragraph-rsid="00614142"/>
    </style:style>
    <style:style style:name="P160" style:family="paragraph" style:parent-style-name="Text_20_body" style:list-style-name="L7"/>
    <style:style style:name="P161" style:family="paragraph" style:parent-style-name="Text_20_body" style:list-style-name="L8"/>
    <style:style style:name="P162" style:family="paragraph" style:parent-style-name="Text_20_body" style:list-style-name="L9"/>
    <style:style style:name="P163" style:family="paragraph" style:parent-style-name="Text_20_body">
      <style:text-properties officeooo:rsid="006976fe" officeooo:paragraph-rsid="006976fe"/>
    </style:style>
    <style:style style:name="P164" style:family="paragraph" style:parent-style-name="Text_20_body">
      <style:text-properties officeooo:rsid="009bc268" officeooo:paragraph-rsid="009bc268"/>
    </style:style>
    <style:style style:name="P165" style:family="paragraph" style:parent-style-name="Text_20_body">
      <style:text-properties officeooo:rsid="009bf09d" officeooo:paragraph-rsid="009bf09d"/>
    </style:style>
    <style:style style:name="P166" style:family="paragraph" style:parent-style-name="Text_20_body" style:list-style-name="L7">
      <style:paragraph-properties fo:margin-top="0cm" fo:margin-bottom="0cm" loext:contextual-spacing="false"/>
    </style:style>
    <style:style style:name="T1" style:family="text">
      <style:text-properties officeooo:rsid="0033c120"/>
    </style:style>
    <style:style style:name="T2" style:family="text">
      <style:text-properties fo:font-weight="normal" style:font-weight-asian="normal" style:font-weight-complex="normal"/>
    </style:style>
    <style:style style:name="T3" style:family="text">
      <style:text-properties fo:font-weight="normal" officeooo:rsid="00491f2e" style:font-weight-asian="normal" style:font-weight-complex="normal"/>
    </style:style>
    <style:style style:name="T4" style:family="text">
      <style:text-properties fo:font-weight="normal" officeooo:rsid="004a880a" style:font-weight-asian="normal" style:font-weight-complex="normal"/>
    </style:style>
    <style:style style:name="T5" style:family="text">
      <style:text-properties fo:font-weight="normal" officeooo:rsid="004c0986" style:font-weight-asian="normal" style:font-weight-complex="normal"/>
    </style:style>
    <style:style style:name="T6" style:family="text">
      <style:text-properties fo:font-weight="normal" officeooo:rsid="004cf1c4" style:font-weight-asian="normal" style:font-weight-complex="normal"/>
    </style:style>
    <style:style style:name="T7" style:family="text">
      <style:text-properties fo:font-weight="normal" officeooo:rsid="004efb8b" style:font-weight-asian="normal" style:font-weight-complex="normal"/>
    </style:style>
    <style:style style:name="T8" style:family="text">
      <style:text-properties fo:font-weight="normal" officeooo:rsid="0056e4c3" style:font-weight-asian="normal" style:font-weight-complex="normal"/>
    </style:style>
    <style:style style:name="T9" style:family="text">
      <style:text-properties fo:font-weight="normal" officeooo:rsid="006daca3" style:font-weight-asian="normal" style:font-weight-complex="normal"/>
    </style:style>
    <style:style style:name="T10" style:family="text">
      <style:text-properties officeooo:rsid="00470aa4"/>
    </style:style>
    <style:style style:name="T11" style:family="text">
      <style:text-properties officeooo:rsid="00491f2e"/>
    </style:style>
    <style:style style:name="T12" style:family="text">
      <style:text-properties fo:font-weight="bold"/>
    </style:style>
    <style:style style:name="T13" style:family="text">
      <style:text-properties fo:font-weight="bold" officeooo:rsid="0041c9f2" style:font-weight-asian="bold" style:font-weight-complex="bold"/>
    </style:style>
    <style:style style:name="T14" style:family="text">
      <style:text-properties officeooo:rsid="004bb492"/>
    </style:style>
    <style:style style:name="T15" style:family="text">
      <style:text-properties officeooo:rsid="004cf1c4"/>
    </style:style>
    <style:style style:name="T16" style:family="text">
      <style:text-properties officeooo:rsid="004dcd12"/>
    </style:style>
    <style:style style:name="T17" style:family="text">
      <style:text-properties officeooo:rsid="006dbec7"/>
    </style:style>
    <style:style style:name="T18" style:family="text">
      <style:text-properties fo:font-style="italic"/>
    </style:style>
    <style:style style:name="T19" style:family="text">
      <style:text-properties fo:font-style="italic" fo:font-weight="bold"/>
    </style:style>
    <style:style style:name="T20" style:family="text">
      <style:text-properties officeooo:rsid="00734a4d"/>
    </style:style>
    <style:style style:name="T21" style:family="text">
      <style:text-properties officeooo:rsid="0072a546"/>
    </style:style>
    <style:style style:name="T22" style:family="text">
      <style:text-properties officeooo:rsid="0078ac2e"/>
    </style:style>
    <style:style style:name="T23" style:family="text">
      <style:text-properties officeooo:rsid="0055a479"/>
    </style:style>
    <style:style style:name="T24" style:family="text">
      <style:text-properties officeooo:rsid="00592009"/>
    </style:style>
    <style:style style:name="T25" style:family="text">
      <style:text-properties officeooo:rsid="0059c761"/>
    </style:style>
    <style:style style:name="T26" style:family="text">
      <style:text-properties officeooo:rsid="0054a279"/>
    </style:style>
    <style:style style:name="T27" style:family="text">
      <style:text-properties officeooo:rsid="00517611"/>
    </style:style>
    <style:style style:name="T28" style:family="text">
      <style:text-properties officeooo:rsid="0072fe74"/>
    </style:style>
    <style:style style:name="T29" style:family="text">
      <style:text-properties officeooo:rsid="0063e6f3"/>
    </style:style>
    <style:style style:name="T30" style:family="text">
      <style:text-properties officeooo:rsid="006acf48"/>
    </style:style>
    <style:style style:name="T31" style:family="text">
      <style:text-properties officeooo:rsid="0073c77b"/>
    </style:style>
    <style:style style:name="T32" style:family="text">
      <style:text-properties officeooo:rsid="0075dc22"/>
    </style:style>
    <style:style style:name="T33" style:family="text">
      <style:text-properties officeooo:rsid="007b1b1b"/>
    </style:style>
    <style:style style:name="T34" style:family="text">
      <style:text-properties officeooo:rsid="007b26b5"/>
    </style:style>
    <style:style style:name="T35" style:family="text">
      <style:text-properties officeooo:rsid="00808f92"/>
    </style:style>
    <style:style style:name="T36" style:family="text">
      <style:text-properties officeooo:rsid="00817d0c"/>
    </style:style>
    <style:style style:name="T37" style:family="text">
      <style:text-properties officeooo:rsid="0085577a"/>
    </style:style>
    <style:style style:name="T38" style:family="text">
      <style:text-properties officeooo:rsid="008716af"/>
    </style:style>
    <style:style style:name="T39" style:family="text">
      <style:text-properties officeooo:rsid="0089da19"/>
    </style:style>
    <style:style style:name="T40" style:family="text">
      <style:text-properties officeooo:rsid="008a005e"/>
    </style:style>
    <style:style style:name="T41" style:family="text">
      <style:text-properties officeooo:rsid="008b46da"/>
    </style:style>
    <style:style style:name="T42" style:family="text">
      <style:text-properties officeooo:rsid="008e4320"/>
    </style:style>
    <style:style style:name="T43" style:family="text">
      <style:text-properties officeooo:rsid="0087e290"/>
    </style:style>
    <style:style style:name="T44" style:family="text">
      <style:text-properties officeooo:rsid="008fb948"/>
    </style:style>
    <style:style style:name="T45" style:family="text">
      <style:text-properties officeooo:rsid="00932651"/>
    </style:style>
    <style:style style:name="T46" style:family="text">
      <style:text-properties officeooo:rsid="00946f9a"/>
    </style:style>
    <style:style style:name="T47" style:family="text">
      <style:text-properties officeooo:rsid="0095db76"/>
    </style:style>
    <style:style style:name="T48" style:family="text">
      <style:text-properties officeooo:rsid="0095f8b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text:bookmark-start text:name="__RefHeading__934_1266146281"/>Destin – <text:span text:style-name="T10">Vie d'un skaven</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1"><text:a xlink:type="simple" xlink:href="#__RefHeading__934_1266146281" text:style-name="Internet_20_link" text:visited-style-name="Internet_20_link">Destin – Vie d'un skaven</text:a><text:tab/>1</text:p>
          <text:p text:style-name="P138"><text:a xlink:type="simple" xlink:href="#__RefHeading___Toc1567_2107091675" text:style-name="Internet_20_link" text:visited-style-name="Internet_20_link">I Caractéristiques de l'aventure</text:a><text:tab/>1</text:p>
          <text:p text:style-name="P140"><text:a xlink:type="simple" xlink:href="#__RefHeading___Toc1569_2107091675" text:style-name="Internet_20_link" text:visited-style-name="Internet_20_link">A Description</text:a><text:tab/>1</text:p>
          <text:p text:style-name="P140"><text:a xlink:type="simple" xlink:href="#__RefHeading___Toc1571_2107091675" text:style-name="Internet_20_link" text:visited-style-name="Internet_20_link">B Caractéristiques de base</text:a><text:tab/>1</text:p>
          <text:p text:style-name="P138"><text:a xlink:type="simple" xlink:href="#__RefHeading__1461_769659882" text:style-name="Internet_20_link" text:visited-style-name="Internet_20_link">II Caractéristiques obligatoires de personnage</text:a><text:tab/>2</text:p>
          <text:p text:style-name="P138"><text:a xlink:type="simple" xlink:href="#__RefHeading___Toc2200_2107091675" text:style-name="Internet_20_link" text:visited-style-name="Internet_20_link">III Caractérisation des autres personnages</text:a><text:tab/>2</text:p>
          <text:p text:style-name="P138"><text:a xlink:type="simple" xlink:href="#__RefHeading___Toc1573_2107091675" text:style-name="Internet_20_link" text:visited-style-name="Internet_20_link">IV Événements cruciaux</text:a><text:tab/>2</text:p>
          <text:p text:style-name="P140"><text:a xlink:type="simple" xlink:href="#__RefHeading___Toc690_2091723443" text:style-name="Internet_20_link" text:visited-style-name="Internet_20_link">A Naissance</text:a><text:tab/>2</text:p>
          <text:p text:style-name="P138"><text:a xlink:type="simple" xlink:href="#__RefHeading___Toc692_2091723443" text:style-name="Internet_20_link" text:visited-style-name="Internet_20_link">V Événements conditionnels</text:a><text:tab/>3</text:p>
          <text:p text:style-name="P138"><text:a xlink:type="simple" xlink:href="#__RefHeading___Toc1491_117876445" text:style-name="Internet_20_link" text:visited-style-name="Internet_20_link">VI Événements courants</text:a><text:tab/>3</text:p>
          <text:p text:style-name="P138"><text:a xlink:type="simple" xlink:href="#__RefHeading___Toc1431_117876445" text:style-name="Internet_20_link" text:visited-style-name="Internet_20_link">VII Événements professionnels</text:a><text:tab/>5</text:p>
          <text:p text:style-name="P140"><text:a xlink:type="simple" xlink:href="#__RefHeading___Toc1797_32828013" text:style-name="Internet_20_link" text:visited-style-name="Internet_20_link">A Événements de vermine de choc</text:a><text:tab/>6</text:p>
          <text:p text:style-name="P140"><text:a xlink:type="simple" xlink:href="#__RefHeading___Toc1799_32828013" text:style-name="Internet_20_link" text:visited-style-name="Internet_20_link">B Événements de prophète gris</text:a><text:tab/>6</text:p>
          <text:p text:style-name="P140"><text:a xlink:type="simple" xlink:href="#__RefHeading___Toc886_971483666" text:style-name="Internet_20_link" text:visited-style-name="Internet_20_link">C Événements esclaves</text:a><text:tab/>7</text:p>
          <text:p text:style-name="P140"><text:a xlink:type="simple" xlink:href="#__RefHeading___Toc1467_117876445" text:style-name="Internet_20_link" text:visited-style-name="Internet_20_link">D Événements d'espion</text:a><text:tab/>7</text:p>
          <text:p text:style-name="P140"><text:a xlink:type="simple" xlink:href="#__RefHeading___Toc1469_117876445" text:style-name="Internet_20_link" text:visited-style-name="Internet_20_link">E Événements de la confrérie de la peste</text:a><text:tab/>8</text:p>
          <text:p text:style-name="P139"><text:a xlink:type="simple" xlink:href="#__RefHeading___Toc1459_1885679143" text:style-name="Internet_20_link" text:visited-style-name="Internet_20_link">1 Événements du clan Pestilens</text:a><text:tab/>8</text:p>
          <text:p text:style-name="P140"><text:a xlink:type="simple" xlink:href="#__RefHeading___Toc2335_671969639" text:style-name="Internet_20_link" text:visited-style-name="Internet_20_link">F Événements du clan Moulder</text:a><text:tab/>9</text:p>
          <text:p text:style-name="P140"><text:a xlink:type="simple" xlink:href="#__RefHeading___Toc1912_1408489772" text:style-name="Internet_20_link" text:visited-style-name="Internet_20_link">G Événements de Guerriers des clans</text:a><text:tab/>10</text:p>
          <text:p text:style-name="P140"><text:a xlink:type="simple" xlink:href="#__RefHeading___Toc1916_1408489772" text:style-name="Internet_20_link" text:visited-style-name="Internet_20_link">H Événements du Clan Skyre</text:a><text:tab/>11</text:p>
          <text:p text:style-name="P140"><text:a xlink:type="simple" xlink:href="#__RefHeading___Toc1461_1885679143" text:style-name="Internet_20_link" text:visited-style-name="Internet_20_link">I Événements du clan Eshin</text:a><text:tab/>12</text:p>
          <text:p text:style-name="P139"><text:a xlink:type="simple" xlink:href="#__RefHeading___Toc1465_117876445" text:style-name="Internet_20_link" text:visited-style-name="Internet_20_link">1 Événements d'assassins</text:a><text:tab/>13</text:p>
          <text:p text:style-name="P138"><text:a xlink:type="simple" xlink:href="#__RefHeading___Toc1447_117876445" text:style-name="Internet_20_link" text:visited-style-name="Internet_20_link">VIII Événements de guerre</text:a><text:tab/>13</text:p>
        </text:index-body>
      </text:table-of-content>
      <text:h text:style-name="P144" text:outline-level="2"><text:bookmark-start text:name="__RefHeading___Toc1567_2107091675"/>Caractéristiques de l'aventure<text:bookmark-end text:name="__RefHeading___Toc1567_2107091675"/></text:h>
      <text:h text:style-name="Heading_20_3" text:outline-level="3"><text:bookmark-start text:name="__RefHeading___Toc1569_2107091675"/>Description<text:bookmark-end text:name="__RefHeading___Toc1569_2107091675"/></text:h>
      <text:p text:style-name="P24">Ce mode est le déroulement d'une vie d<text:span text:style-name="T10">'un skaven de sa naissance (ou son début d'adolescence) à sa mort.</text:span></text:p>
      <text:p text:style-name="P25">Cette aventure est très largement une affaire de lutte permanente pour la survie et la suprématie dans un univers cauchemardesque ou presque toutes les chances sont contre vous. Il a de fortes chances de se finir rapidement et par une mort brutale.</text:p>
      <text:p text:style-name="P16"/>
      <text:h text:style-name="Heading_20_3" text:outline-level="3"><text:bookmark-start text:name="__RefHeading___Toc1571_2107091675"/>Caractéristiques de base<text:bookmark-end text:name="__RefHeading___Toc1571_2107091675"/></text:h>
      <text:p text:style-name="P1">Aventure de type "<text:span text:style-name="T1">vie"</text:span>.</text:p>
      <text:p text:style-name="P4">Thèmes : </text:p>
      <text:list xml:id="list781246093949760354" text:style-name="L1">
        <text:list-item>
          <text:p text:style-name="P147">Principaux : <text:span text:style-name="T14">EstSkaven</text:span>. <text:span text:style-name="T15">SouterrainSkaven.</text:span></text:p>
        </text:list-item>
        <text:list-item>
          <text:p text:style-name="P148">Complémentaires : <text:span text:style-name="T10">Warhammer. Complot,</text:span></text:p>
        </text:list-item>
      </text:list>
      <text:p text:style-name="P3">Vitesse : un tour par <text:span text:style-name="T1">semaine</text:span>.</text:p>
      <text:p text:style-name="P19">Quantité/type de choix : <text:span text:style-name="T10">assez courants mais souvent énormément basés sur la chance et sur les moyens d'arriver à un but. La morale sera à peu près inexistante par exemple.</text:span></text:p>
      <text:p text:style-name="P3"><text:soft-page-break/>Proba d'aucun événement : 0,<text:span text:style-name="T10">4</text:span></text:p>
      <text:p text:style-name="P23">Filtres réglables : <text:span text:style-name="T10">mode choix aléatoire ou pas.</text:span></text:p>
      <text:p text:style-name="P1"/>
      <text:h text:style-name="P144" text:outline-level="2"><text:bookmark-start text:name="__RefHeading__1461_769659882"/>Caractéristiques obligatoires de personnage<text:bookmark-end text:name="__RefHeading__1461_769659882"/></text:h>
      <text:p text:style-name="P33">Suivre les caractéristiques du thème Skaven. Y compris pour le nom.</text:p>
      <text:p text:style-name="P2"/>
      <text:h text:style-name="Heading_20_2" text:outline-level="2"><text:bookmark-start text:name="__RefHeading___Toc2200_2107091675"/>Caractérisation des autres personnages<text:bookmark-end text:name="__RefHeading___Toc2200_2107091675"/></text:h>
      <text:p text:style-name="P17">Parfois les personnages ne sont que des caractéristiques du personnage principal mais parfois ils ont suffisament d'importance pour être caractérisés.</text:p>
      <text:p text:style-name="P17">Ici les caractérisés son<text:span text:style-name="T11">t</text:span></text:p>
      <text:list xml:id="list1901499972833998074" text:style-name="L2">
        <text:list-item>
          <text:p text:style-name="P149"/>
        </text:list-item>
      </text:list>
      <text:p text:style-name="P20"/>
      <text:p text:style-name="P20"/>
      <text:h text:style-name="Heading_20_2" text:outline-level="2"><text:bookmark-start text:name="__RefHeading___Toc1573_2107091675"/>Événements cruciaux<text:bookmark-end text:name="__RefHeading___Toc1573_2107091675"/></text:h>
      <text:p text:style-name="P5">événements qui doivent forcément arriver :</text:p>
      <text:h text:style-name="Heading_20_3" text:outline-level="3"><text:bookmark-start text:name="__RefHeading___Toc690_2091723443"/>Naissance<text:bookmark-end text:name="__RefHeading___Toc690_2091723443"/></text:h>
      <text:p text:style-name="P6">Condition : <text:span text:style-name="T11">Auto</text:span></text:p>
      <text:p text:style-name="P26">Proba : </text:p>
      <text:p text:style-name="P35"><text:span text:style-name="T16">Effets</text:span> : aucun</text:p>
      <text:p text:style-name="P18">Effet durable : aucun</text:p>
      <text:p text:style-name="P9">Fin : </text:p>
      <text:p text:style-name="P21">Image : </text:p>
      <text:p text:style-name="P11">Texte : </text:p>
      <text:list xml:id="list8943761939465246108" text:style-name="L3">
        <text:list-item>
          <text:p text:style-name="P150">début : </text:p>
        </text:list-item>
        <text:list-item>
          <text:p text:style-name="P150"><text:span text:style-name="Strong_20_Emphasis"><text:span text:style-name="T2">Fin : </text:span></text:span></text:p>
        </text:list-item>
      </text:list>
      <text:p text:style-name="P12"><text:span text:style-name="Strong_20_Emphasis"><text:span text:style-name="T13">Caractéristiques événementielles liées : </text:span></text:span></text:p>
      <text:list xml:id="list5046136305846605935" text:style-name="L4">
        <text:list-item>
          <text:p text:style-name="P152"><text:span text:style-name="Strong_20_Emphasis"><text:span text:style-name="T3">Pelage/X : couleur du pelage, attribuée aléatoirement,</text:span></text:span></text:p>
        </text:list-item>
        <text:list-item>
          <text:p text:style-name="P153"><text:span text:style-name="Strong_20_Emphasis"><text:span text:style-name="T4">Nom choisi aléatoirement parmi les noms du thème skaven</text:span></text:span></text:p>
        </text:list-item>
        <text:list-item>
          <text:p text:style-name="P155"><text:span text:style-name="Strong_20_Emphasis"><text:span text:style-name="T2">Taille </text:span></text:span><text:span text:style-name="Strong_20_Emphasis"><text:span text:style-name="T5">adulte </text:span></text:span><text:span text:style-name="Strong_20_Emphasis"><text:span text:style-name="T2">(aléatoire entre 1,3m et 1,6m + 30cm si pelage noir)</text:span></text:span></text:p>
        </text:list-item>
        <text:list-item>
          <text:p text:style-name="P156"><text:span text:style-name="Strong_20_Emphasis"><text:span text:style-name="T6">Espérance de vie : calculée dès le début. Si le skaven survit jusqu'à cet âge il meurt de vieillesse.</text:span></text:span></text:p>
        </text:list-item>
        <text:list-item>
          <text:p text:style-name="P157"><text:span text:style-name="Strong_20_Emphasis"><text:span text:style-name="T7">Clan choisi au hasard parmi tous les clans existants (cf thème </text:span></text:span><text:span text:style-name="Strong_20_Emphasis"><text:span text:style-name="T9">EstS</text:span></text:span><text:span text:style-name="Strong_20_Emphasis"><text:span text:style-name="T7">kaven)</text:span></text:span></text:p>
        </text:list-item>
        <text:list-item>
          <text:p text:style-name="P158"><text:span text:style-name="Strong_20_Emphasis"><text:span text:style-name="T9">Lieu de vie tiré au hasard parmi les villes et lieux</text:span></text:span><text:span text:style-name="Strong_20_Emphasis"><text:span text:style-name="T7"> (cf thème </text:span></text:span><text:span text:style-name="Strong_20_Emphasis"><text:span text:style-name="T9">EstS</text:span></text:span><text:span text:style-name="Strong_20_Emphasis"><text:span text:style-name="T7">kaven)</text:span></text:span></text:p>
        </text:list-item>
      </text:list>
      <text:p text:style-name="P34"><text:span text:style-name="Strong_20_Emphasis"><text:span text:style-name="T6"/></text:span></text:p>
      <text:h text:style-name="Heading_20_2" text:outline-level="2"><text:bookmark-start text:name="__RefHeading___Toc692_2091723443"/><text:soft-page-break/>Événements conditionnels<text:bookmark-end text:name="__RefHeading___Toc692_2091723443"/></text:h>
      <text:p text:style-name="Text_20_body"><text:bookmark-start text:name="__RefHeading___Toc694_2091723443"/><text:span text:style-name="Titre_20_d_27_un_20_Événement">Mort de vieillesse</text:span><text:bookmark-end text:name="__RefHeading___Toc694_2091723443"/></text:p>
      <text:p text:style-name="P7">Condition : <text:span text:style-name="T16">Age &gt;= Espérence de vie</text:span></text:p>
      <text:p text:style-name="P27">Proba : </text:p>
      <text:p text:style-name="P28"><text:span text:style-name="T16">Effets</text:span> : aucun</text:p>
      <text:p text:style-name="P29">Effet durable : aucun</text:p>
      <text:p text:style-name="P31">Fin : </text:p>
      <text:p text:style-name="P32">Image : </text:p>
      <text:p text:style-name="P13">Texte : </text:p>
      <text:list xml:id="list230332273610366" text:continue-list="list8943761939465246108" text:style-name="L3">
        <text:list-item>
          <text:p text:style-name="P151">début : <text:span text:style-name="T16">{{ nom }} est mort de vieillesse à {{ age }} ans.</text:span></text:p>
        </text:list-item>
        <text:list-item>
          <text:p text:style-name="P151"><text:span text:style-name="Strong_20_Emphasis"><text:span text:style-name="T2">Fin : </text:span></text:span></text:p>
        </text:list-item>
      </text:list>
      <text:p text:style-name="Text_20_body"><text:bookmark-start text:name="__RefHeading___Toc1451_117876445"/><text:span text:style-name="Titre_20_d_27_un_20_Événement">Droit à la reproduction</text:span><text:bookmark-end text:name="__RefHeading___Toc1451_117876445"/></text:p>
      <text:p text:style-name="P14"><text:span text:style-name="Strong_20_Emphasis"><text:span text:style-name="T8">Si Statut &gt;=0,6</text:span></text:span></text:p>
      <text:p text:style-name="P47">Félicitations votre statut dans la société vous donne droit à l'accouplement avec les femelles skavens. Puisse votre descendance être innombrable !</text:p>
      <text:p text:style-name="P48"><text:a xlink:type="simple" xlink:href="http://bibliotheque-imperiale.com/index.php/Femelle_Skaven" text:style-name="Internet_20_link" text:visited-style-name="Visited_20_Internet_20_Link">http://bibliotheque-imperiale.com/index.php/Femelle_Skaven</text:a></text:p>
      <text:p text:style-name="P48"/>
      <text:h text:style-name="Heading_20_2" text:outline-level="2"><text:bookmark-start text:name="__RefHeading___Toc1491_117876445"/>Événements courants<text:bookmark-end text:name="__RefHeading___Toc1491_117876445"/></text:h>
      <text:p text:style-name="P74">Les événements pouvant arriver à à peu près tous les skavens.</text:p>
      <text:p text:style-name="Text_20_body"><text:bookmark-start text:name="__RefHeading___Toc382_394519835"/><text:span text:style-name="Titre_20_d_27_un_20_Événement">Accusé par un supérieur d'être responsable d'un échec</text:span><text:bookmark-end text:name="__RefHeading___Toc382_394519835"/></text:p>
      <text:p text:style-name="P8">Condition : --</text:p>
      <text:p text:style-name="P55">Proba : <text:span text:style-name="T26">0,1</text:span></text:p>
      <text:p text:style-name="P36"><text:span text:style-name="T27">Effets</text:span> : </text:p>
      <text:list xml:id="list4581773004945404684" text:style-name="L5">
        <text:list-item>
          <text:p text:style-name="P159"><text:span text:style-name="T26">Si le skaven est assez doué en baatin ou trouve un moyen de se débarasser de l'accusateur il montera en grade, sinon il est en très mauvaise posture. Il peut aussi réussir à accuser un autre skaven de l'échec voire en profiter pour se débarasser d'un ennemi</text:span>. </text:p>
        </text:list-item>
      </text:list>
      <text:p text:style-name="P30">Effet durable : </text:p>
      <text:p text:style-name="P10">Fin : <text:span text:style-name="T26">quand un responsable de l'échec a été désigné et condamné (à mort ? À devenir esclave ?)</text:span></text:p>
      <text:p text:style-name="P22">Image : </text:p>
      <text:p text:style-name="P15">Texte : </text:p>
      <text:list xml:id="list5944563422903915136" text:style-name="L6">
        <text:list-item>
          <text:p text:style-name="P154">début : </text:p>
        </text:list-item>
        <text:list-item>
          <text:p text:style-name="P154"><text:span text:style-name="Strong_20_Emphasis"><text:span text:style-name="T2">Fin : </text:span></text:span></text:p>
        </text:list-item>
      </text:list>
      <text:p text:style-name="P15"><text:span text:style-name="Strong_20_Emphasis"><text:span text:style-name="T13">Caractéristiques événementielles liées : </text:span></text:span></text:p>
      <text:p text:style-name="P15"><text:span text:style-name="Strong_20_Emphasis"><text:span text:style-name="T13"/></text:span></text:p>
      <text:p text:style-name="Text_20_body"><text:bookmark-start text:name="__RefHeading___Toc384_394519835"/><text:span text:style-name="Titre_20_d_27_un_20_Événement">Tentative d'assassinat par un rival</text:span><text:bookmark-end text:name="__RefHeading___Toc384_394519835"/></text:p>
      <text:p text:style-name="P56">Si il y en a un et qu'il est assez riche</text:p>
      <text:p text:style-name="P57"><text:soft-page-break/>Proba 0,0<text:span text:style-name="T28">1</text:span></text:p>
      <text:p text:style-name="P58">si <text:s/><text:span text:style-name="T21">DurCommeChef </text:span>&lt; 0,5 ou &gt; 0,5 =&gt; Proba + 0,02</text:p>
      <text:p text:style-name="P58">si statut &gt;= 0,4</text:p>
      <text:p text:style-name="Text_20_body"><text:bookmark-start text:name="__RefHeading___Toc386_394519835"/><text:span text:style-name="Titre_20_d_27_un_20_Événement">Attire l'attention d'un rival</text:span><text:bookmark-end text:name="__RefHeading___Toc386_394519835"/></text:p>
      <text:p text:style-name="P56">+1 rival aléatoire</text:p>
      <text:p text:style-name="P54">Proba 0,05</text:p>
      <text:p text:style-name="P112"/>
      <text:p text:style-name="P60"/>
      <text:p text:style-name="P59"><text:bookmark-start text:name="__RefHeading___Toc729_971483666"/><text:span text:style-name="Titre_20_d_27_un_20_Événement">Occasion de flatter un supérieur</text:span><text:bookmark-end text:name="__RefHeading___Toc729_971483666"/></text:p>
      <text:p text:style-name="P61">Selon le niveau de baratin du skaven c'est l'occasion de se faire bien voir ou pas</text:p>
      <text:p text:style-name="P61"/>
      <text:p text:style-name="P59"><text:bookmark-start text:name="__RefHeading___Toc731_971483666"/><text:span text:style-name="Titre_20_d_27_un_20_Événement">Maladresse de protocole d'un inférieur</text:span><text:bookmark-end text:name="__RefHeading___Toc731_971483666"/></text:p>
      <text:p text:style-name="P59"><text:span text:style-name="T17">"</text:span>Le respect est la clé de voûte de la culture des Skavens. Tous exigent respect et déférence de la part de ceux qui leur sont inférieurs. Si le fait de baisser le museau au niveau adéquat est déjà un excellent début, les individus de statut inférieur font également preuve de flatteries quotidiennes envers leurs supérieurs. Ces flatteries prennent bien des formes, mais sont d’ordinaires verbales. Émettre des euphémismes créatifs aux louanges de son supérieur est une véritable forme d’art dans bien des communautés de l’Empire Souterrain, en particulier au sein du Clan Skryre. Plus les compliments improvisés d’un homme-rat sont inventifs, plus il est susceptible de s’élever parmi ses pairs. </text:p>
      <text:p text:style-name="P59">Citons pour exemple <text:span text:style-name="T18">« oui-oui, maître rusé-malin »</text:span>, <text:span text:style-name="T18">« ô, potentat clément parmi les cléments »</text:span>, <text:span text:style-name="T18">« tueur-tueur de choses-hommes »</text:span>, <text:span text:style-name="T18">« chef brave-audacieux »</text:span>, etc. </text:p>
      <text:p text:style-name="P61">"</text:p>
      <text:p text:style-name="P62">Ne <text:span text:style-name="T20">pa</text:span>s le faire risque de provoquer une baisse de statut</text:p>
      <text:p text:style-name="P50">effet sur variable "DurCommeChef"</text:p>
      <text:p text:style-name="P59"><text:bookmark-start text:name="__RefHeading___Toc733_971483666"/><text:span text:style-name="Titre_20_d_27_un_20_Événement">Urination régulière sur les nouvelles possessions pour les marquer</text:span><text:bookmark-end text:name="__RefHeading___Toc733_971483666"/></text:p>
      <text:p text:style-name="P50">(l'objet est tiré au hasard et peut être un esc<text:span text:style-name="T25">la</text:span>ve tiré au hasard)</text:p>
      <text:p text:style-name="P50"/>
      <text:p text:style-name="P59"><text:bookmark-start text:name="__RefHeading___Toc735_971483666"/><text:span text:style-name="Titre_20_d_27_un_20_Événement">Un skaven a pris un objet que le joueur avait marqué de son urine</text:span><text:bookmark-end text:name="__RefHeading___Toc735_971483666"/></text:p>
      <text:p text:style-name="P63">(le skaven est tiré au hasard)</text:p>
      <text:p text:style-name="P50">(l'objet est tiré au hasard et peut être un escalve tiré au hasard)</text:p>
      <text:p text:style-name="P63"/>
      <text:p text:style-name="P59"><text:bookmark-start text:name="__RefHeading___Toc880_971483666"/><text:span text:style-name="Titre_20_d_27_un_20_Événement">Insultes d'un supérieur</text:span><text:bookmark-end text:name="__RefHeading___Toc880_971483666"/></text:p>
      <text:p text:style-name="P62">à encaisser passivement de préférence.</text:p>
      <text:p text:style-name="P62">Proba 0,7</text:p>
      <text:p text:style-name="P59"><text:span text:style-name="T21">"</text:span>Il est de coutume pour les chefs Skavens de donner à leurs subordonnés ce qu’ils méritent, généralement sous la forme d’insultes ou d’admonitions verbales, et de les traiter aussi durement que possible. Ce faisant, le chef Skaven fait bien remarquer le statut de bon à rien de ses serviteurs par rapport à lui. Ils en feraient de même s’ils étaient à sa place et il n’y a rien à gagner à être gentil, de toute façon un Skaven qui ne tance pas vertement ses sous-fifres ne fait pas respecter correctement la hiérarchie. Dans bien des groupes, oublier de calomnier ses subalternes revient à les <text:soft-page-break/>traiter en égaux. "</text:p>
      <text:p text:style-name="P62"/>
      <text:p text:style-name="P59"><text:bookmark-start text:name="__RefHeading___Toc882_971483666"/><text:span text:style-name="Titre_20_d_27_un_20_Événement">Il est temps d'insulter un peu les inférieurs</text:span><text:bookmark-end text:name="__RefHeading___Toc882_971483666"/></text:p>
      <text:p text:style-name="P62">Proba 0,7</text:p>
      <text:p text:style-name="P62">Ne <text:span text:style-name="T20">pa</text:span>s le faire risque de provoquer une baisse de statut</text:p>
      <text:p text:style-name="P50">effet sur variable "DurCommeChef"</text:p>
      <text:p text:style-name="P50"/>
      <text:p text:style-name="P59"><text:bookmark-start text:name="__RefHeading___Toc884_971483666"/><text:span text:style-name="Titre_20_d_27_un_20_Événement">Trahison d'un inférieur</text:span><text:bookmark-end text:name="__RefHeading___Toc884_971483666"/></text:p>
      <text:p text:style-name="P50">Quel est le crime ? (complot, vol, ...)</text:p>
      <text:p text:style-name="P50">Quelle est la peine à appliquer ?</text:p>
      <text:p text:style-name="P62">Ne <text:span text:style-name="T20">pa</text:span>s le faire risque de provoquer une baisse de statut</text:p>
      <text:p text:style-name="P50">effet sur variable "DurCommeChef"</text:p>
      <text:p text:style-name="P50"/>
      <text:h text:style-name="P145" text:outline-level="2"><text:bookmark-start text:name="__RefHeading___Toc1431_117876445"/>Événements professionnels<text:bookmark-end text:name="__RefHeading___Toc1431_117876445"/></text:h>
      <text:p text:style-name="P37">L'aventure "vie d'un skaven est plus ou moins sa vie professionnelle qui n'arrive pas au cours d'une aventure classique donc ici se trouvent l'essentiels des grands événements professionnels skavens plutôt que dans le thème "EstSkaven"</text:p>
      <text:p text:style-name="P38"/>
      <text:p text:style-name="Text_20_body"><text:bookmark-start text:name="__RefHeading___Toc1443_117876445"/><text:span text:style-name="Titre_20_d_27_un_20_Événement">Razia d'esclaves</text:span><text:bookmark-end text:name="__RefHeading___Toc1443_117876445"/></text:p>
      <text:p text:style-name="P97">Si guerrier des clans, coureur d'égoûts etc</text:p>
      <text:p text:style-name="P98">Peut être équipé d'un attrape chose : <text:a xlink:type="simple" xlink:href="http://bibliotheque-imperiale.com/index.php/Arsenal_Skaven" text:style-name="Internet_20_link" text:visited-style-name="Visited_20_Internet_20_Link">http://bibliotheque-imperiale.com/index.php/Arsenal_Skaven</text:a></text:p>
      <text:p text:style-name="P98"/>
      <text:p text:style-name="P42"/>
      <text:p text:style-name="Text_20_body"><text:bookmark-start text:name="__RefHeading___Toc888_971483666"/><text:span text:style-name="Titre_20_d_27_un_20_Événement">Enrolé dans une guerre</text:span><text:bookmark-end text:name="__RefHeading___Toc888_971483666"/></text:p>
      <text:p text:style-name="P44">ennemi tiré au hasard parmi les races ennemies</text:p>
      <text:p text:style-name="P44">résultat de la guerre à déterminer pour l'armée et pour le héros (état, statut)</text:p>
      <text:p text:style-name="P44">les escalves par exemple ont très peu de chances de survivre.</text:p>
      <text:p text:style-name="P44"/>
      <text:p text:style-name="Text_20_body"><text:bookmark-start text:name="__RefHeading___Toc890_971483666"/><text:span text:style-name="Titre_20_d_27_un_20_Événement">Guerre civile de clan</text:span><text:bookmark-end text:name="__RefHeading___Toc890_971483666"/></text:p>
      <text:p text:style-name="P45">Un nouveau clan pourrait bien apparaître.</text:p>
      <text:p text:style-name="P45">Si le héros est de très haut statut mais pas chef il peut en profiter pour prendre la tête des rebelles.</text:p>
      <text:p text:style-name="P45"/>
      <text:p text:style-name="P53"><text:span text:style-name="Titre_20_d_27_un_20_Événement">Mission de répandre une maladie mortelle à la surface</text:span></text:p>
      <text:p text:style-name="P40">Si espion proba +0,1</text:p>
      <text:p text:style-name="P52">Tirer au hasard la maladie cf Maladies Skavens dans le thème EstSkaven</text:p>
      <text:p text:style-name="P52"/>
      <text:p text:style-name="Text_20_body"><text:bookmark-start text:name="__RefHeading___Toc1445_117876445"/><text:soft-page-break/><text:span text:style-name="Titre_20_d_27_un_20_Événement">Sacrifice d'esclaves</text:span><text:bookmark-end text:name="__RefHeading___Toc1445_117876445"/></text:p>
      <text:p text:style-name="P46">Si le héros est esclave ça pourrait lui arriver</text:p>
      <text:p text:style-name="P49"><text:span text:style-name="T23">"</text:span>Dans les périodes de grande ferveur religieuse, les esclaves sont sacrifiés par milliers en l’honneur du Rat Cornu, leur sang laissant des taches cramoisies sur les autels pestilentiels des Skavens. "</text:p>
      <text:p text:style-name="P64"><text:span text:style-name="Titre_20_d_27_un_20_Événement">Reconnu comme supérieur et </text:span><text:span text:style-name="Titre_20_d_27_un_20_Événement"><text:span text:style-name="T41">enrôle</text:span></text:span><text:span text:style-name="Titre_20_d_27_un_20_Événement"> comme vermine de choc</text:span></text:p>
      <text:p text:style-name="P64">Si fourrure noire <text:span text:style-name="T29">ou très grande taille</text:span></text:p>
      <text:p text:style-name="P64">Reçoit une excellente armure et une hallebarde</text:p>
      <text:p text:style-name="P121"/>
      <text:p text:style-name="P123"><text:span text:style-name="Titre_20_d_27_un_20_Événement">Affectation à la manip</text:span><text:span text:style-name="Titre_20_d_27_un_20_Événement"><text:span text:style-name="T38">u</text:span></text:span><text:span text:style-name="Titre_20_d_27_un_20_Événement">lation d'une arme lourde</text:span></text:p>
      <text:p text:style-name="P123">Si statut &lt;0,5</text:p>
      <text:p text:style-name="P123">Proba 0,01 + 0,1 si clan/Skyre</text:p>
      <text:p text:style-name="P123">Donne au hasard une des compétences Servant/[cf liste des armes lourdes dans thème skaven]</text:p>
      <text:p text:style-name="P115"/>
      <text:p text:style-name="P125"/>
      <text:p text:style-name="P126"><text:span text:style-name="Titre_20_d_27_un_20_Événement">Réception d'armes de technomage</text:span></text:p>
      <text:p text:style-name="P132">Si statut ≥ 0,5*</text:p>
      <text:p text:style-name="P131">Proba 0,01/mois</text:p>
      <text:p text:style-name="P131">Modif proba +0,2 si Clan/SKyre</text:p>
      <text:p text:style-name="P126">cf <text:a xlink:type="simple" xlink:href="http://bibliotheque-imperiale.com/index.php/Technomage" text:style-name="Internet_20_link" text:visited-style-name="Visited_20_Internet_20_Link">http://bibliotheque-imperiale.com/index.php/Technomage</text:a></text:p>
      <text:p text:style-name="P126">ajouter des événements de guerre liés à ces rmes ?</text:p>
      <text:p text:style-name="P128"><text:a xlink:type="simple" xlink:href="http://bibliotheque-imperiale.com/index.php/Arsenal_Skaven" text:style-name="Internet_20_link" text:visited-style-name="Visited_20_Internet_20_Link">http://bibliotheque-imperiale.com/index.php/Arsenal_Skaven</text:a></text:p>
      <text:p text:style-name="P130">Globe de vent toxique, mini lance-flamme, malelame, <text:span text:style-name="T40">pistolet à malefoudre</text:span></text:p>
      <text:h text:style-name="Heading_20_3" text:outline-level="3"><text:bookmark-start text:name="__RefHeading___Toc1797_32828013"/>Événements de vermine de choc<text:bookmark-end text:name="__RefHeading___Toc1797_32828013"/></text:h>
      <text:p text:style-name="P70">Si Metier / VermineDeChoc</text:p>
      <text:p text:style-name="P70"><text:span text:style-name="Titre_20_d_27_un_20_Événement">Duel d'acceptation</text:span></text:p>
      <text:p text:style-name="P70">Duel pour se faire accepter, pas forcément mortel. Si jeune et vermine de choc</text:p>
      <text:p text:style-name="P70"><text:span text:style-name="Titre_20_d_27_un_20_Événement">Promotion comme 'Grandes-Dents'</text:span></text:p>
      <text:p text:style-name="P70">Si statut &gt; 0,5</text:p>
      <text:p text:style-name="P70">(Officier)</text:p>
      <text:p text:style-name="P70"/>
      <text:h text:style-name="Heading_20_3" text:outline-level="3"><text:bookmark-start text:name="__RefHeading___Toc1799_32828013"/>Événements de prophète gris<text:bookmark-end text:name="__RefHeading___Toc1799_32828013"/></text:h>
      <text:p text:style-name="P71"><text:span text:style-name="T18">"Élus du Rat Cornu"</text:span>, les <text:span text:style-name="T18">"Devins du Seigneur du Grand En Dessous"</text:span> et la <text:span text:style-name="T18">"Voix du Rat Cornu"</text:span> </text:p>
      <text:p text:style-name="P72"><text:span text:style-name="Titre_20_d_27_un_20_Événement">Formation</text:span></text:p>
      <text:p text:style-name="P72">fini par le défi de traverser le <text:span text:style-name="T12">Labyrinthe du Rat Cornu</text:span> </text:p>
      <text:p text:style-name="P73"><text:span text:style-name="Titre_20_d_27_un_20_Événement">Dénoncer un clan comme hérétique</text:span></text:p>
      <text:p text:style-name="P73">Pour s'en débérasser. Cela déclenchera une guerre civile contre celui ci</text:p>
      <text:p text:style-name="P73"><text:span text:style-name="Titre_20_d_27_un_20_Événement">Porter une mission à un clan</text:span></text:p>
      <text:p text:style-name="P73"><text:span text:style-name="Titre_20_d_27_un_20_Événement">Invoquer un verminarque</text:span></text:p>
      <text:p text:style-name="P73"><text:span text:style-name="Titre_20_d_27_un_20_Événement">Cérémonie d'hommage au rat cornu</text:span></text:p>
      <text:p text:style-name="P73">sacrifices ?</text:p>
      <text:p text:style-name="P164"><text:soft-page-break/><text:span text:style-name="Titre_20_d_27_un_20_Événement">Invocation de verminarque</text:span></text:p>
      <text:p text:style-name="P164">Seulement dans une situation très tendue</text:p>
      <text:p text:style-name="P165"><text:a xlink:type="simple" xlink:href="http://bibliotheque-imperiale.com/index.php/Verminarque" text:style-name="Internet_20_link" text:visited-style-name="Visited_20_Internet_20_Link">http://bibliotheque-imperiale.com/index.php/Verminarque</text:a></text:p>
      <text:p text:style-name="P65"><text:span text:style-name="Titre_20_d_27_un_20_Événement"/></text:p>
      <text:p text:style-name="P64"/>
      <text:p text:style-name="P64"/>
      <text:h text:style-name="P143" text:outline-level="3"><text:bookmark-start text:name="__RefHeading___Toc886_971483666"/>Événements esclaves<text:bookmark-end text:name="__RefHeading___Toc886_971483666"/></text:h>
      <text:p text:style-name="P79">Pour les esclaves d'entretien de galerie</text:p>
      <text:p text:style-name="P79">"Les niveaux inférieurs de Skarogne, jonchés de corps, forment un site cauchemardesque où les esclaves incompétents et les clans mineurs luttent pour survivre au milieu de la misère et de la fange. Sans loi ou autorité qui règne, la vie est courte et brutale. Les clans les plus petits s’affrontent et nombre de Skavens tombent, dans un ballet de rage incontrôlée, sous l’œil de petits despotes frustrés. L’écoulement en provenance des niveaux supérieurs, l’aspiration provoquée par les Marais Putrides font de ce lieu le plus inhospitalier des abris, fait de murs infiltrés et d’étais de bois qui pourrissent et se décomposent. Éboulements et inondations sont des événements quotidiens et les esclaves qui nettoient les passages et consolident les tunnels sont très souvent condamnés à périr écrasés ou noyés. Dans les niveaux les plus bas, l’eau arrive à hauteur de taille et les Skavens creusent leurs terriers au plus près du plafond pour s’abriter. Les murs et les planchers, minés par le ruissellement, s’effondrent parfois sur des Skavens, leur offrant les tourbières pour éternelle demeure. Des inondations surviennent aussi, et un torrent de boue dévale les tunnels, engloutissant des Skavens impuissants avant de disparaître dans les profondeurs marécageuses où les lames de fond les ensevelissent. "</text:p>
      <text:p text:style-name="P79"><text:span text:style-name="Titre_20_d_27_un_20_Événement">Sujet de test d'expérimentation dangereuse</text:span></text:p>
      <text:p text:style-name="P43">Résultat tiré au hasard ;</text:p>
      <text:p text:style-name="P43">- aucun effet (sera retesté bientôt)</text:p>
      <text:p text:style-name="P43">- mutation aléatoire</text:p>
      <text:p text:style-name="P43">- empoisonnement grave</text:p>
      <text:p text:style-name="P43">- mort par emp<text:span text:style-name="T22">oi</text:span>sonnement</text:p>
      <text:p text:style-name="P43">- mort par maladie</text:p>
      <text:p text:style-name="P111"><text:span text:style-name="Titre_20_d_27_un_20_Événement">Consommé par des skavens affamés</text:span></text:p>
      <text:p text:style-name="P111">proba 0,1 par an</text:p>
      <text:p text:style-name="P111"><text:span text:style-name="Titre_20_d_27_un_20_Événement">Dévoré par d'autres esclaves</text:span></text:p>
      <text:p text:style-name="P111">proba 0,01 par an + 0,2 par blessure ou maladie </text:p>
      <text:p text:style-name="P111"><text:span text:style-name="Titre_20_d_27_un_20_Événement">Révolte d'esclaves</text:span></text:p>
      <text:p text:style-name="P111">proba 0,0001 par an</text:p>
      <text:p text:style-name="P111">Si statut &gt;= 0,4 peut être le meneur</text:p>
      <text:h text:style-name="Heading_20_3" text:outline-level="3"><text:bookmark-start text:name="__RefHeading___Toc1467_117876445"/>Événements d'espion<text:bookmark-end text:name="__RefHeading___Toc1467_117876445"/></text:h>
      <text:p text:style-name="Text_20_body"><text:bookmark-start text:name="__RefHeading___Toc1437_117876445"/><text:span text:style-name="Titre_20_d_27_un_20_Événement">Surveiller un politicien humain</text:span><text:bookmark-end text:name="__RefHeading___Toc1437_117876445"/></text:p>
      <text:p text:style-name="P39">Si espion</text:p>
      <text:p text:style-name="P39"><text:soft-page-break/>Proba : 0,5</text:p>
      <text:p text:style-name="Text_20_body"><text:bookmark-start text:name="__RefHeading___Toc1439_117876445"/><text:span text:style-name="Titre_20_d_27_un_20_Événement">Corrompre un humain</text:span><text:bookmark-end text:name="__RefHeading___Toc1439_117876445"/></text:p>
      <text:p text:style-name="P39">Si espion</text:p>
      <text:p text:style-name="P39">Proba : 0,1</text:p>
      <text:p text:style-name="P39">"ils commercent, parlementent avec eux, négocient des marchés et s’engagent par des promesses, car ils ont trop souvent entendu parler des bénéfices que l’on peut retirer d’un soi-disant <text:span text:style-name="T18">« Pacte du Chaos »</text:span>. Les aptitudes des Skavens en matière de secret et de discrétion en font d’excellents espions, pour ceux qui utilisent ce genre de moyens, et leur penchant pour la <text:a xlink:type="simple" xlink:href="http://bibliotheque-imperiale.com/index.php/Malepierre" text:style-name="Internet_20_link" text:visited-style-name="Visited_20_Internet_20_Link">Malepierre</text:a> les rend faciles à soudoyer pour les sorciers ou les alchimistes qui détiennent cette matière. Le seul avantage de ces pratiques perfides, c’est que les Skavens se retournent toujours contre leur employeur temporaire et finissent par l’utiliser pour leurs propres besoins avant de le tuer. C’est ainsi que ces détestables individus payent pour leurs péchés, en n’ayant rien obtenu d’autre que leur propre damnation. Cependant, tant qu’ils collaborent avec les Skavens, qui peut dire jusqu’où va l’assistance qu’ils leur procurent, même si leur trahison est de courte durée ? "</text:p>
      <text:h text:style-name="Heading_20_3" text:outline-level="3"><text:bookmark-start text:name="__RefHeading___Toc1469_117876445"/>Événements d<text:span text:style-name="T48">e la confrérie de la peste</text:span><text:bookmark-end text:name="__RefHeading___Toc1469_117876445"/></text:h>
      <text:p text:style-name="P135">ConfrerieDeLaPeste : <text:span text:style-name="T47">tout ce qui concerne la peste et les maladies en général plutôt que directement le clan Pestilens devrait être pour tous ceux qui ont </text:span>ConfrerieDeLaPeste/<text:span text:style-name="T47">1,</text:span></text:p>
      <text:p text:style-name="P75"><text:span text:style-name="T30">Prêtres de la peste : </text:span>Devenir un autel vivant, une source de contagion ambulante, tel est le désir de tout Prêtre de la Peste. Leurs bandages et leurs robes masquent leur peau parcheminée et leurs plaques d’eczéma. </text:p>
      <text:p text:style-name="Text_20_body"><text:span text:style-name="Titre_20_d_27_un_20_Événement">Conception d'une maladie mortelle</text:span></text:p>
      <text:p text:style-name="P51">Grâce à vos connaissances exceptionnelles en piosins et microbes divers vous avez été sélectionnés pour concevoir un poison mortel destiné à exterminer les peuples du monde supérieur.</text:p>
      <text:p text:style-name="P51">Si moine de la peste</text:p>
      <text:p text:style-name="P52">Tirer au hasard la maladie cf Maladies Skavens dans le thème EstSkaven</text:p>
      <text:p text:style-name="P78"><text:span text:style-name="Titre_20_d_27_un_20_Événement">Contamination de rats de la peste</text:span></text:p>
      <text:p text:style-name="P78"><text:a xlink:type="simple" xlink:href="http://bibliotheque-imperiale.com/index.php/Nuées_de_Rats_de_la_Peste" text:style-name="Internet_20_link" text:visited-style-name="Visited_20_Internet_20_Link">http://bibliotheque-imperiale.com/index.php/Nu%C3%A9es_de_Rats_de_la_Peste</text:a></text:p>
      <text:p text:style-name="P107"><text:span text:style-name="Titre_20_d_27_un_20_Événement">Contaminé par une maladie</text:span></text:p>
      <text:p text:style-name="P107">Proba 0,1 par mois</text:p>
      <text:p text:style-name="P107">Au hasard parmi les maladies</text:p>
      <text:p text:style-name="P107">statut + 0,05</text:p>
      <text:p text:style-name="P107">contamination +0,1</text:p>
      <text:p text:style-name="P107"><text:span text:style-name="Titre_20_d_27_un_20_Événement">Promu prêtre de la peste</text:span></text:p>
      <text:p text:style-name="P107">Si contamination &gt;= 0,4</text:p>
      <text:p text:style-name="P78"/>
      <text:p text:style-name="P78"><text:span text:style-name="Titre_20_d_27_un_20_Événement">Mort</text:span></text:p>
      <text:p text:style-name="P78">(conditionnel)</text:p>
      <text:p text:style-name="P78">Si contamination &gt; 0,5 le héros est écorché et utilisé sur un creuset à peste en hommage.</text:p>
      <text:p text:style-name="P77"><text:a xlink:type="simple" xlink:href="http://bibliotheque-imperiale.com/index.php/Creuset_de_la_Peste" text:style-name="Internet_20_link" text:visited-style-name="Visited_20_Internet_20_Link">http://bibliotheque-imperiale.com/index.php/Creuset_de_la_Peste</text:a></text:p>
      <text:p text:style-name="P107"><text:span text:style-name="Titre_20_d_27_un_20_Événement">Récitation de prières sacrées</text:span></text:p>
      <text:p text:style-name="P107"><text:soft-page-break/>Si moine de la peste ou PretreDeLaPeste</text:p>
      <text:p text:style-name="P107">Proba 0,1/semaine</text:p>
      <text:p text:style-name="P108"><text:span text:style-name="T48">"</text:span>Lorsque les Moines de la Peste se rassemblent, leurs chants couinant résonnent alors qu’ils récitent des passages du Livre des fléaux, répétant inlassablement le <text:span text:style-name="T12">Liturgus Infectus</text:span>, ou <text:span text:style-name="T18">"Rite des Infections"</text:span>. "</text:p>
      <text:p text:style-name="P109">Fanatisme/RatCornu +0,1</text:p>
      <text:h text:style-name="Heading_20_4" text:outline-level="4"><text:bookmark-start text:name="__RefHeading___Toc1459_1885679143"/>Événements du clan Pestilens<text:bookmark-end text:name="__RefHeading___Toc1459_1885679143"/></text:h>
      <text:p text:style-name="P107"><text:span text:style-name="Titre_20_d_27_un_20_Événement">Objet sacré du clan accordé</text:span></text:p>
      <text:p text:style-name="P107">Si statut ≥ 0,5</text:p>
      <text:p text:style-name="P107"><text:span text:style-name="T12">Parchemin Impie :</text:span> Les Prêtres de la Peste emmènent souvent des parchemins sur lesquels ont été copiées à l’encre de <text:a xlink:type="simple" xlink:href="http://bibliotheque-imperiale.com/index.php/Malepierre" text:style-name="Internet_20_link" text:visited-style-name="Visited_20_Internet_20_Link">Malepierre</text:a> et sur la peau vivante de la victime des retranscriptions du <text:span text:style-name="T19">Liber Bubonicus</text:span>. Lorsque ces mots sont prononcé à voix haute, les ennemis des Skavens ressentent dans leur chair le pouvoir du Rat Cornu. </text:p>
      <text:list xml:id="list8930512117629014056" text:style-name="L7">
        <text:list-item>
          <text:p text:style-name="P166"><text:span text:style-name="T12">Bannière Pestilentielle :</text:span> Cet oripeau suintant fait de peaux d’ennemis écorchés est orné de runes symbolisant le divin Rat Cornu, plongeant les Moines de la Peste qui se battent en dessous dans les affres d’une colère indicible. </text:p>
        </text:list-item>
      </text:list>
      <text:p text:style-name="P136"/>
      <text:p text:style-name="P136"/>
      <text:p text:style-name="P137"><text:span text:style-name="Titre_20_d_27_un_20_Événement">Promu Encenseur à peste</text:span></text:p>
      <text:p text:style-name="P137">Si statut ≥ 0,3</text:p>
      <text:p text:style-name="P137">Si Fanatisme/RatCornu ≥ 0,9</text:p>
      <text:p text:style-name="P137"/>
      <text:list xml:id="list230332305746549" text:continue-numbering="true" text:style-name="L7">
        <text:list-item>
          <text:p text:style-name="P160"><text:span text:style-name="T12">Encensoir à Peste :</text:span> L’un des plus grands honneurs que peut recevoir un membre du Clan Pestilens est l’attribution d’un Encensoir à Peste. Ce grand fléau rempli d’encens disperse des vapeurs de Malepierre sur ceux qui sont touchés par l’arme, qui contractent aussitôt une maladie surnaturelle. Bien qu’elle ne soit pas normalement contagieuse, cette affliction ronge les poumons et les chairs de la victime, qu’elle laisse agoniser dans ses entrailles avant de mourir.</text:p>
        </text:list-item>
      </text:list>
      <text:p text:style-name="P109">À la prochaine bataille Contamination + 0,3, Maladie +1, espérance de vie -1D6 ans</text:p>
      <text:p text:style-name="P107"/>
      <text:h text:style-name="Heading_20_3" text:outline-level="3"><text:bookmark-start text:name="__RefHeading___Toc2335_671969639"/>Événements du clan Moulder<text:bookmark-end text:name="__RefHeading___Toc2335_671969639"/></text:h>
      <text:p text:style-name="P79"><text:span text:style-name="Titre_20_d_27_un_20_Événement">Création d'un rat ogre</text:span></text:p>
      <text:p text:style-name="P79">Si Metier/<text:span text:style-name="T31">MaitreCorrupteur || ChefDeMeute</text:span></text:p>
      <text:p text:style-name="P80">cf <text:a xlink:type="simple" xlink:href="http://bibliotheque-imperiale.com/index.php/Rats-Ogres" text:style-name="Internet_20_link" text:visited-style-name="Visited_20_Internet_20_Link">http://bibliotheque-imperiale.com/index.php/Rats-Ogres</text:a></text:p>
      <text:p text:style-name="P86"><text:span text:style-name="Titre_20_d_27_un_20_Événement">Capture de monstre du chaos</text:span></text:p>
      <text:p text:style-name="P86"><text:a xlink:type="simple" xlink:href="http://bibliotheque-imperiale.com/index.php/Catégorie:Le_Clan_Moulder" text:style-name="Internet_20_link" text:visited-style-name="Visited_20_Internet_20_Link">http://bibliotheque-imperiale.com/index.php/Cat%C3%A9gorie:Le_Clan_Moulder</text:a></text:p>
      <text:p text:style-name="P95">Au hasard parmi : Trolls, minotaure, wyrm aveugle, Hydre (<text:a xlink:type="simple" xlink:href="http://bibliotheque-imperiale.com/index.php/Hydre" text:style-name="Internet_20_link" text:visited-style-name="Visited_20_Internet_20_Link">http://bibliotheque-imperiale.com/index.php/Hydre</text:a>), Manticore (<text:a xlink:type="simple" xlink:href="http://bibliotheque-imperiale.com/index.php/Manticore" text:style-name="Internet_20_link" text:visited-style-name="Visited_20_Internet_20_Link">http://bibliotheque-imperiale.com/index.php/Manticore</text:a>)...</text:p>
      <text:p text:style-name="P95">==&gt; créer une liste de monstre des terres du nord quelque part dans un thème interrogeable</text:p>
      <text:p text:style-name="P86"><text:a xlink:type="simple" xlink:href="http://bibliotheque-imperiale.com/index.php/Catégorie:Le_Clan_MoulderTentative" text:style-name="Internet_20_link" text:visited-style-name="Visited_20_Internet_20_Link"><text:span text:style-name="Titre_20_d_27_un_20_Événement"><text:span text:style-name="T32">Tentative</text:span></text:span></text:a><text:span text:style-name="Titre_20_d_27_un_20_Événement"><text:span text:style-name="T32"> de création d'un croisement entre plusieurs monstres</text:span></text:span></text:p>
      <text:p text:style-name="P81">Si Metier/MaitreCorrupteur</text:p>
      <text:p text:style-name="P87"><text:soft-page-break/><text:span text:style-name="Titre_20_d_27_un_20_Événement">Commande par un riche client d'un monstre personnalisé</text:span></text:p>
      <text:p text:style-name="P82">Si Metier/MaitreCorrupteur</text:p>
      <text:p text:style-name="P89"><text:span text:style-name="Titre_20_d_27_un_20_Événement">Élevage de rats géants</text:span></text:p>
      <text:p text:style-name="P90"><text:span text:style-name="T34">Si Clan/Moulder || Clan/</text:span>Mortkin <text:span text:style-name="T34">|| Clan/</text:span>Charogne </text:p>
      <text:p text:style-name="P89"><text:a xlink:type="simple" xlink:href="http://bibliotheque-imperiale.com/index.php/Meute_de_Rats_Géants" text:style-name="Internet_20_link" text:visited-style-name="Visited_20_Internet_20_Link">http://bibliotheque-imperiale.com/index.php/Meute_de_Rats_G%C3%A9ants</text:a></text:p>
      <text:p text:style-name="P88"><text:span text:style-name="Titre_20_d_27_un_20_Événement">Réception de matériel</text:span></text:p>
      <text:p text:style-name="P88">En plus des fouets et des <text:a xlink:type="simple" xlink:href="http://bibliotheque-imperiale.com/index.php/Arsenal_Skaven#Attrape-choses" text:style-name="Internet_20_link" text:visited-style-name="Visited_20_Internet_20_Link">attrape-choses</text:a> communément portés par les Chefs de Meutes, un Maître Corrupteur peut recevoir des outils plus spécialisés. </text:p>
      <text:list xml:id="list3160382978478964033" text:style-name="L8">
        <text:list-item>
          <text:p text:style-name="P161"><text:span text:style-name="T12">Pique à Bétail : </text:span>Ce bâton barbelé peut délivrer une décharge suffisante pour sonner un Rat-Ogre enragé. Inutile de parler des résultats sur une créature de taille humaine.</text:p>
        </text:list-item>
      </text:list>
      <text:list xml:id="list6720764354544488165" text:style-name="L9">
        <text:list-item>
          <text:p text:style-name="P162"><text:span text:style-name="T12">Electro-Fouet : </text:span>Lorsqu’elle fouette les airs, cette arme s’illumine d’étincelles verdâtres.</text:p>
        </text:list-item>
      </text:list>
      <text:p text:style-name="P84"><text:span text:style-name="Titre_20_d_27_un_20_Événement">Conduite de Rat-ogre au combat</text:span></text:p>
      <text:p text:style-name="P89">Si guerre</text:p>
      <text:p text:style-name="P84"><text:a xlink:type="simple" xlink:href="http://bibliotheque-imperiale.com/index.php/Catégorie:Le_Clan_Moulder" text:style-name="Internet_20_link" text:visited-style-name="Visited_20_Internet_20_Link">http://bibliotheque-imperiale.com/index.php/Cat%C3%A9gorie:Le_Clan_Moulder</text:a></text:p>
      <text:p text:style-name="P84"><text:span text:style-name="Titre_20_d_27_un_20_Événement">Conduite de Rat</text:span><text:span text:style-name="Titre_20_d_27_un_20_Événement"><text:span text:style-name="T33">s géants</text:span></text:span><text:span text:style-name="Titre_20_d_27_un_20_Événement"> au combat</text:span></text:p>
      <text:p text:style-name="P91"><text:span text:style-name="T34">Si Clan/Moulder || Clan/</text:span>Mortkin <text:span text:style-name="T34">|| Clan/</text:span>Charogne </text:p>
      <text:p text:style-name="P89">Si guerre</text:p>
      <text:p text:style-name="P84"><text:a xlink:type="simple" xlink:href="http://bibliotheque-imperiale.com/index.php/Meute_de_Rats_Géants" text:style-name="Internet_20_link" text:visited-style-name="Visited_20_Internet_20_Link"><text:span text:style-name="T33">http://bibliotheque-imperiale.com/index.php/Meute_de_Rats_G%C3%A9ants</text:span></text:a></text:p>
      <text:p text:style-name="P92"><text:span text:style-name="Titre_20_d_27_un_20_Événement">Création d'une abomination de Malefosse</text:span></text:p>
      <text:p text:style-name="P92">Si Malefosse</text:p>
      <text:p text:style-name="P92"><text:a xlink:type="simple" xlink:href="http://bibliotheque-imperiale.com/index.php/Abomination_de_Malefosse" text:style-name="Internet_20_link" text:visited-style-name="Visited_20_Internet_20_Link">http://bibliotheque-imperiale.com/index.php/Abomination_de_Malefosse</text:a></text:p>
      <text:p text:style-name="P92">Fortes chances d'échouer</text:p>
      <text:p text:style-name="P93"><text:span text:style-name="Titre_20_d_27_un_20_Événement">Dressage de Rat-ogre</text:span></text:p>
      <text:p text:style-name="P93">Si ChefDeMeute &amp;&amp; !( RatOgreDresse || <text:s/>RatsGeantsDresses )</text:p>
      <text:p text:style-name="P93">Set <text:s/>RatOgreDresse/1</text:p>
      <text:p text:style-name="P93"><text:span text:style-name="Titre_20_d_27_un_20_Événement">Dressage de Rats géants</text:span></text:p>
      <text:p text:style-name="P93">Si ChefDeMeute &amp;&amp; !( RatOgreDresse || <text:s/>RatsGeantsDresses )</text:p>
      <text:p text:style-name="P93">Set <text:s/>RatsGeantsDresses/1</text:p>
      <text:p text:style-name="P93"><text:span text:style-name="Titre_20_d_27_un_20_Événement">Vendu avec son équipage de monstres</text:span></text:p>
      <text:p text:style-name="P93">Si ChefDeMeute &amp;&amp; ( RatOgreDresse || <text:s/>RatsGeantsDresses )</text:p>
      <text:p text:style-name="P93">Les monstres du chef de meute sont vendus et il doit els accompagner dans un nouveau clan tiré au hasard</text:p>
      <text:p text:style-name="P94"><text:span text:style-name="Titre_20_d_27_un_20_Événement">Rafistolage du corps</text:span></text:p>
      <text:p text:style-name="P94">Si Blessure &gt;= 0,5 ou ContaminationMalepierre &gt;= 0,5</text:p>
      <text:p text:style-name="P94">Chirurgie horrible en tout genre</text:p>
      <text:p text:style-name="P94">ex : <text:a xlink:type="simple" xlink:href="http://bibliotheque-imperiale.com/index.php/Throt_le_Galeux" text:style-name="Internet_20_link" text:visited-style-name="Visited_20_Internet_20_Link">http://bibliotheque-imperiale.com/index.php/Throt_le_Galeux</text:a></text:p>
      <text:p text:style-name="P94"/>
      <text:p text:style-name="P84"><text:soft-page-break/></text:p>
      <text:h text:style-name="Heading_20_3" text:outline-level="3"><text:bookmark-start text:name="__RefHeading___Toc1912_1408489772"/>Événements de G<text:span text:style-name="T39">uerriers des clans</text:span><text:bookmark-end text:name="__RefHeading___Toc1912_1408489772"/></text:h>
      <text:p text:style-name="P99"><text:span text:style-name="Titre_20_d_27_un_20_Événement">Réaffectation</text:span></text:p>
      <text:p text:style-name="P101">Si Gardien D'esclave</text:p>
      <text:p text:style-name="P99">Tirer au hasard parmi les métiers d'escalves ceux que vous aurez maintenant à garder</text:p>
      <text:p text:style-name="P100"><text:span text:style-name="Titre_20_d_27_un_20_Événement">Séance de torture</text:span></text:p>
      <text:p text:style-name="P100">Si Geolier ? Cf Limace de Douleur-douleur</text:p>
      <text:p text:style-name="P100"><text:a xlink:type="simple" xlink:href="http://bibliotheque-imperiale.com/index.php/Arsenal_Skaven" text:style-name="Internet_20_link" text:visited-style-name="Visited_20_Internet_20_Link">http://bibliotheque-imperiale.com/index.php/Arsenal_Skaven</text:a></text:p>
      <text:p text:style-name="P110"><text:span text:style-name="Titre_20_d_27_un_20_Événement">Promotion en grande griffe</text:span></text:p>
      <text:p text:style-name="P110">Si statut &gt;= 0,4</text:p>
      <text:p text:style-name="P110">Après une guerre seulement</text:p>
      <text:p text:style-name="P110">= chef de bande</text:p>
      <text:p text:style-name="P100"/>
      <text:h text:style-name="Heading_20_3" text:outline-level="3"><text:bookmark-start text:name="__RefHeading___Toc1916_1408489772"/>Événements du Clan Skyre<text:bookmark-end text:name="__RefHeading___Toc1916_1408489772"/></text:h>
      <text:p text:style-name="Text_20_body">"Le district du <text:a xlink:type="simple" xlink:href="http://bibliotheque-imperiale.com/index.php/Clan_Skryre" text:style-name="Internet_20_link" text:visited-style-name="Visited_20_Internet_20_Link">Clan Skryre</text:a> est saturé par le bruit du métal qu’on travaille ; c’est le centre de l’activité du clan. Les <text:a xlink:type="simple" xlink:href="http://bibliotheque-imperiale.com/index.php/Technomage" text:style-name="Internet_20_link" text:visited-style-name="Visited_20_Internet_20_Link">Technomages</text:a> s’emparèrent autrefois de cette zone et en firent le lieu de leurs expérimentations démentes. Les frontières de ce quartier sont balisées par de nombreuses barricades, fortifications et tours de garde, toutes soutenues par un contingent impressionnant de l’armement du Clan Skryre. Derrière ces défenses, tout le quartier raisonne des échos du métal travaillé bruyamment. De petites étincelles jaillissent de globes, d’innombrables tuyaux les relient aux générateurs d’éclairs de <text:a xlink:type="simple" xlink:href="http://bibliotheque-imperiale.com/index.php/Malepierre" text:style-name="Internet_20_link" text:visited-style-name="Visited_20_Internet_20_Link">Malepierre</text:a> qui alimentent le processus. Il y a des salles immenses, des ateliers géants où une armée d’artisans et d’artificiers s’affèrent autour de forges incandescentes qui fournissent au diabolique Clan Skryre ses armes et inventions, sous l’œil attentif de ses ingénieurs. C’est dans les ateliers les plus retranchés que l’on amène la Malepierre, pour la raffiner, la traiter, et l’inclure dans les armes. Il y a plein de chambres secrètes où les Technomages approfondissent leurs connaissances magiques. Sous ces bâtiments, de grandes pièces abritent les générateurs d’éclairs de pierre, ces immenses machines emplissent l’air d’électricité et d’une lueur bleue irréelle. Des Technomages s’affèrent autour des machines, les réparant, les ajustant et les surveillant de près. Tout le quartier est un pandémonium agité par l’activité des artisans, étroitement surveillés par les gardes du clan et précisément coordonnés par les Technomages. D’innombrables esclaves suant sang et eau vont et viennent, poussant des chariots pleins de minerai et de toutes sortes de matériaux, sous l’éclat sinistre des éclairs des générateurs. Des haquets aux roues ferrées montés sur des rails sont tirés par des bêtes mécaniques crachant de la fumée. Des pistons, des engrenages et des roues crantées grandes comme des maisons tournent sans cesse afin de fournir l’énergie nécessaire à l’industrie du clan. "</text:p>
      <text:p text:style-name="P96"><text:a xlink:type="simple" xlink:href="http://bibliotheque-imperiale.com/index.php/Catégorie:Le_Clan_Skryre" text:style-name="Internet_20_link" text:visited-style-name="Visited_20_Internet_20_Link">http://bibliotheque-imperiale.com/index.php/Cat%C3%A9gorie:Le_Clan_Skryre</text:a></text:p>
      <text:p text:style-name="P116"><text:span text:style-name="Titre_20_d_27_un_20_Événement">Expérience dangereuse</text:span></text:p>
      <text:p text:style-name="P116">Si technomage <text:span text:style-name="T35">il y a de seffets en plus mais tout le monde participe aux expériences dangereuses sauf les seigneurs</text:span></text:p>
      <text:p text:style-name="P116">- <text:span text:style-name="T35">nouvelle arme à mettre au point</text:span></text:p>
      <text:p text:style-name="P116">- <text:span text:style-name="T35">tentative de canalisation de magie vers un objet</text:span></text:p>
      <text:p text:style-name="P117">- test de gaz</text:p>
      <text:p text:style-name="P117">Risque de blessure, de mort, d'aveuglement mais pas de représailles : l'échec est toléré</text:p>
      <text:p text:style-name="P117"><text:soft-page-break/>Décision de pousser plus avant malgré les risques (esprit skaven) ou de se contenter de quelque chose qui tourne</text:p>
      <text:p text:style-name="P116"/>
      <text:p text:style-name="P116"><text:span text:style-name="Titre_20_d_27_un_20_Événement">Incendie dans le labo de recherche</text:span></text:p>
      <text:p text:style-name="P116">Si guerrier des clans || technomage</text:p>
      <text:p text:style-name="P116"/>
      <text:p text:style-name="P117"><text:span text:style-name="Titre_20_d_27_un_20_Événement">Mise au point d'une super arme dans des circonstances précises</text:span></text:p>
      <text:p text:style-name="P117">(canon avalanche etc)</text:p>
      <text:p text:style-name="P117">Si guerre</text:p>
      <text:p text:style-name="P117">cf expérience dangereuse mais en pleine guerre et à usage unique.</text:p>
      <text:p text:style-name="P117"/>
      <text:p text:style-name="P120"><text:span text:style-name="Titre_20_d_27_un_20_Événement">Récupération d'une super arme perdue</text:span></text:p>
      <text:p text:style-name="P120">volée par un ennemie ou à la guerre</text:p>
      <text:p text:style-name="P120">Il faut la ramener ou la détruire.</text:p>
      <text:p text:style-name="P120"/>
      <text:p text:style-name="P122"><text:span text:style-name="Titre_20_d_27_un_20_Événement">Livraison d'arme à un clan acheteur</text:span></text:p>
      <text:p text:style-name="P122"/>
      <text:p text:style-name="P122"><text:span text:style-name="Titre_20_d_27_un_20_Événement">Formation de servants d'arme</text:span></text:p>
      <text:p text:style-name="P122">(comme technomage formateur ou comme guerrier du clan servant)</text:p>
      <text:p text:style-name="P122"/>
      <text:p text:style-name="P122"><text:span text:style-name="Titre_20_d_27_un_20_Événement">Mercenariat dans un autre clan pour une bataille</text:span></text:p>
      <text:p text:style-name="P122">(loué par le clan avec une arme)</text:p>
      <text:p text:style-name="P122"/>
      <text:p text:style-name="P122"><text:span text:style-name="Titre_20_d_27_un_20_Événement">Négociation pour une vente d'arme</text:span></text:p>
      <text:p text:style-name="P122">Si statut &gt;= 0,8</text:p>
      <text:p text:style-name="P118"><text:span text:style-name="T36">"</text:span>Les luttes de pouvoir entre les <text:a xlink:type="simple" xlink:href="http://bibliotheque-imperiale.com/index.php/Seigneur_de_Guerre_Skaven" text:style-name="Internet_20_link" text:visited-style-name="Visited_20_Internet_20_Link">Seigneurs de Guerre</text:a> poussent ceux-ci à tenter de prendre l’avantage par n’importe quels moyens pécuniaires. Parfois, un simple étalage de sa puissance suffit à un clan pour s’imposer. Pour de telles raisons, un clan aura toujours autant d’armes du Clan Skryre que possible. Les Technomages usent et abusent de leurs position de force, et la prix qu’ils demandent pour leurs inventions est exorbitant, mais pas autant que celui à payer pour qu’il s’abstiennent de les fournir à un concurrent. "</text:p>
      <text:p text:style-name="P122"/>
      <text:p text:style-name="P124"><text:span text:style-name="Titre_20_d_27_un_20_Événement">Ajout de parties mécaniques au corps</text:span></text:p>
      <text:p text:style-name="P124">Si blessé ||&amp;&amp; technomage</text:p>
      <text:p text:style-name="P124">0,1</text:p>
      <text:p text:style-name="P124">au hasard si c'est par choix ou sinon selon sa blessure.</text:p>
      <text:p text:style-name="P124">Oeil bionique malepierre, <text:span text:style-name="T37">jambe, queue ou bras bionique, masque de fer</text:span></text:p>
      <text:p text:style-name="P124">Proba de contamination à la malepierre + 0,05 par jour</text:p>
      <text:p text:style-name="P127"/>
      <text:h text:style-name="Heading_20_3" text:outline-level="3"><text:bookmark-start text:name="__RefHeading___Toc1461_1885679143"/>Événements du clan Eshin<text:bookmark-end text:name="__RefHeading___Toc1461_1885679143"/></text:h>
      <text:p text:style-name="P129"/>
      <text:p text:style-name="P129"><text:span text:style-name="Titre_20_d_27_un_20_Événement">Réception de sa dague coup de poing ou de sa griffe de rat</text:span></text:p>
      <text:p text:style-name="P119"><text:a xlink:type="simple" xlink:href="http://bibliotheque-imperiale.com/index.php/Arsenal_Skaven" text:style-name="Internet_20_link" text:visited-style-name="Visited_20_Internet_20_Link"><text:span text:style-name="T43">http://bibliotheque-imperiale.com/index.php/Arsenal_Skaven</text:span></text:a></text:p>
      <text:p text:style-name="P102"/>
      <text:p text:style-name="P102"><text:span text:style-name="Titre_20_d_27_un_20_Événement">Apprentissage des poisons</text:span></text:p>
      <text:p text:style-name="P102">Nouvelles compétences, risques de se blesser, <text:span text:style-name="T24">empiosonnement d'escalves cobayes ? Empoisonnement d'innocents pour tester ?</text:span></text:p>
      <text:p text:style-name="P103"><text:span text:style-name="Titre_20_d_27_un_20_Événement">Formation</text:span></text:p>
      <text:p text:style-name="P103">Si age faible</text:p>
      <text:p text:style-name="P103"><text:soft-page-break/>Finit par une mission de meurtre</text:p>
      <text:p text:style-name="P66"><text:span text:style-name="Titre_20_d_27_un_20_Événement">Mission de sabotage</text:span></text:p>
      <text:p text:style-name="P66">Si en guerre</text:p>
      <text:p text:style-name="P67">Pose de bombes, assassinat de chef, <text:span text:style-name="T44">empoisonnement des vovres</text:span></text:p>
      <text:p text:style-name="P67"><text:span text:style-name="Titre_20_d_27_un_20_Événement">Mission d</text:span><text:span text:style-name="Titre_20_d_27_un_20_Événement"><text:span text:style-name="T44">'éclaireur</text:span></text:span></text:p>
      <text:p text:style-name="P67"><text:span text:style-name="Titre_20_d_27_un_20_Événement"/></text:p>
      <text:p text:style-name="P67"><text:span text:style-name="Titre_20_d_27_un_20_Événement"><text:span text:style-name="T44">Promotion comme coureur mortel</text:span></text:span></text:p>
      <text:p text:style-name="P106">Si Metier/CoureurDEgout &amp;&amp; statut &gt; 0,3</text:p>
      <text:p text:style-name="P67"/>
      <text:p text:style-name="P105">Réception d'une arme</text:p>
      <text:p text:style-name="P105">Sarbacane empoisonnée, é<text:span text:style-name="T45">t</text:span>oiles de <text:span text:style-name="T45">jet en malepierre</text:span>, arbalète à répétition, épée empoisonnée, <text:span text:style-name="T46">bombe infernale à minuterie, fumigène</text:span></text:p>
      <text:p text:style-name="P67"/>
      <text:h text:style-name="Heading_20_4" text:outline-level="4"><text:bookmark-start text:name="__RefHeading___Toc1465_117876445"/>Événements d'assassins<text:bookmark-end text:name="__RefHeading___Toc1465_117876445"/></text:h>
      <text:p text:style-name="P102">Les événements suivants contiennent tous la condition "<text:span text:style-name="T42">Metier/A</text:span>ssassin".</text:p>
      <text:p text:style-name="P133"><text:span text:style-name="Titre_20_d_27_un_20_Événement">Combat dans une unité durant la guerre</text:span></text:p>
      <text:p text:style-name="P133"><text:span text:style-name="Titre_20_d_27_un_20_Événement"/></text:p>
      <text:p text:style-name="P104"><text:bookmark-start text:name="__RefHeading___Toc1441_117876445"/><text:span text:style-name="Titre_20_d_27_un_20_Événement">Assassiner un humain</text:span><text:bookmark-end text:name="__RefHeading___Toc1441_117876445"/></text:p>
      <text:p text:style-name="P134"><text:bookmark-start text:name="__RefHeading___Toc2208_2107091675"/>Proba : 0,02<text:bookmark-end text:name="__RefHeading___Toc2208_2107091675"/></text:p>
      <text:p text:style-name="P129"/>
      <text:p text:style-name="P120"/>
      <text:h text:style-name="P146" text:outline-level="2"><text:bookmark-start text:name="__RefHeading___Toc1447_117876445"/>Événements de guerre<text:bookmark-end text:name="__RefHeading___Toc1447_117876445"/></text:h>
      <text:p text:style-name="P41">Ces événements ont tous pour condition de base "EnGuerre" ou un tag de guerre spécifique comme : </text:p>
      <text:p text:style-name="P41">GuerreContreHumains, <text:s/>GuerreContreSkavens, <text:s/>GuerreContreNains, <text:s/>GuerreContrePeauxVertes</text:p>
      <text:p text:style-name="P41"/>
      <text:p text:style-name="Text_20_body"><text:bookmark-start text:name="__RefHeading___Toc1449_117876445"/><text:span text:style-name="Titre_20_d_27_un_20_Événement">Expédition punitive surprise</text:span><text:bookmark-end text:name="__RefHeading___Toc1449_117876445"/></text:p>
      <text:p text:style-name="P41">Si "GuerreContreHumains"</text:p>
      <text:p text:style-name="P41">Le héros et d'autres sont chargés d'attaquer par surprise une ville ou un village et d'emporter tous leurs enfants.</text:p>
      <text:p text:style-name="P41"/>
      <text:p text:style-name="P76"><text:span text:style-name="Titre_20_d_27_un_20_Événement">Jugé digne de manœuvrer un grand encenseur à peste</text:span></text:p>
      <text:p text:style-name="P76">Si Clan/Pestilens</text:p>
      <text:p text:style-name="P76"><text:a xlink:type="simple" xlink:href="http://bibliotheque-imperiale.com/index.php/Creuset_de_la_Peste" text:style-name="Internet_20_link" text:visited-style-name="Visited_20_Internet_20_Link">http://bibliotheque-imperiale.com/index.php/Creuset_de_la_Peste</text:a></text:p>
      <text:p text:style-name="P83"><text:span text:style-name="Titre_20_d_27_un_20_Événement"/></text:p>
      <text:p text:style-name="P85"/>
      <text:p text:style-name="P41"/>
      <text:p text:style-name="P41"><text:soft-page-break/></text:p>
      <text:p text:style-name="P113"/>
      <text:p text:style-name="P114">Notes : </text:p>
      <text:p text:style-name="P68">Après des victoires et une grande réussite le héros peut recevoir des esclaves en récompense</text:p>
      <text:p text:style-name="P69">Il va aussi pouvoir se nourrir en prem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Titre_20_d_27_un_20_Événement" style:display-name="Titre d'un Événement"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6H3M43S</meta:editing-duration>
    <meta:editing-cycles>510</meta:editing-cycles>
    <meta:generator>LibreOffice/5.0.4.2$Windows_x86 LibreOffice_project/2b9802c1994aa0b7dc6079e128979269cf95bc78</meta:generator>
    <dc:date>2018-02-02T23:03:31.288000000</dc:date>
    <meta:document-statistic meta:table-count="0" meta:image-count="0" meta:object-count="0" meta:page-count="14" meta:paragraph-count="359" meta:word-count="3468" meta:character-count="22253" meta:non-whitespace-character-count="19140"/>
    <meta:user-defined meta:name="Info 1"/>
    <meta:user-defined meta:name="Info 2"/>
    <meta:user-defined meta:name="Info 3"/>
    <meta:user-defined meta:name="Info 4"/>
  </office:meta>
</office:document-meta>
</file>